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">
            <text:p>1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18">
            <text:p>1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34">
            <text:p>3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07">
            <text:p>100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27">
            <text:p>142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002">
            <text:p>200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07">
            <text:p>2020-10-0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15)">
            <text:p>(0.94 - 1.1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3">
            <text:p>1.0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91095890410959">
            <text:p>-0.029109589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9777279977482">
            <text:p>0.89977728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3.4633643606535">
            <text:p>-23.46336436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7">
            <text:p>137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82846715328467">
            <text:p>-0.0282846715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90257169401673">
            <text:p>0.902571694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4.1578758658249">
            <text:p>-24.15787586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16901408450704">
            <text:p>-0.0316901408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91052866494743">
            <text:p>0.8910528665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1.5242106798692">
            <text:p>-21.524210679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78915662650602">
            <text:p>0.0978915663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6140268906953">
            <text:p>1.3614026891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42194490944382">
            <text:p>7.421944909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94">
            <text:p>194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4.125">
            <text:p>14.12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28092783505155">
            <text:p>0.0728092784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522280861409">
            <text:p>1.2652228086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8625535043884">
            <text:p>9.862553504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5.5">
            <text:p>15.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0077519379845">
            <text:p>0.0600775194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734556216574">
            <text:p>1.2173455622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8807504315939">
            <text:p>11.880750431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21">
            <text:p>221</text:p>
          </table:table-cell>
          <table:table-cell office:value-type="float" office:value="-1.25">
            <text:p>-1.25</text:p>
          </table:table-cell>
          <table:table-cell office:value-type="float" office:value="11.875">
            <text:p>11.875</text:p>
          </table:table-cell>
          <table:table-cell office:value-type="float" office:value="3.25">
            <text:p>3.25</text:p>
          </table:table-cell>
          <table:table-cell office:value-type="float" office:value="-0.0625">
            <text:p>-0.0625</text:p>
          </table:table-cell>
          <table:table-cell office:value-type="float" office:value="0.1484375">
            <text:p>0.1484375</text:p>
          </table:table-cell>
          <table:table-cell office:value-type="float" office:value="0.0147058823529412">
            <text:p>0.0147058824</text:p>
          </table:table-cell>
          <table:table-cell office:value-type="float" office:value="0.78890625">
            <text:p>0.78890625</text:p>
          </table:table-cell>
          <table:table-cell office:value-type="float" office:value="1.56271728515625">
            <text:p>1.5627172852</text:p>
          </table:table-cell>
          <table:table-cell office:value-type="float" office:value="1.05189446366782">
            <text:p>1.0518944637</text:p>
          </table:table-cell>
          <table:table-cell office:value-type="float" office:value="-10.7400536662813">
            <text:p>-10.7400536663</text:p>
          </table:table-cell>
          <table:table-cell office:value-type="float" office:value="5.00820482085048">
            <text:p>5.0082048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4.125">
            <text:p>4.1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02578125">
            <text:p>0.02578125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09153713378906">
            <text:p>1.0915371338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27.2308121172964">
            <text:p>27.230812117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21649484536082">
            <text:p>0.0721649485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6278456796684">
            <text:p>1.262784568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94758854794158">
            <text:p>9.947588547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49">
            <text:p>249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5.25">
            <text:p>15.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12449799196787">
            <text:p>0.0612449799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170928694698">
            <text:p>1.2217092869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6607565054749">
            <text:p>11.660756505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21">
            <text:p>221</text:p>
          </table:table-cell>
          <table:table-cell office:value-type="float" office:value="8.75">
            <text:p>8.75</text:p>
          </table:table-cell>
          <table:table-cell office:value-type="float" office:value="0.875">
            <text:p>0.875</text:p>
          </table:table-cell>
          <table:table-cell office:value-type="float" office:value="3.25">
            <text:p>3.25</text:p>
          </table:table-cell>
          <table:table-cell office:value-type="float" office:value="0.150862068965517">
            <text:p>0.150862069</text:p>
          </table:table-cell>
          <table:table-cell office:value-type="float" office:value="0.00892857142857143">
            <text:p>0.0089285714</text:p>
          </table:table-cell>
          <table:table-cell office:value-type="float" office:value="0.0147058823529412">
            <text:p>0.0147058824</text:p>
          </table:table-cell>
          <table:table-cell office:value-type="float" office:value="1.57262559453032">
            <text:p>1.5726255945</text:p>
          </table:table-cell>
          <table:table-cell office:value-type="float" office:value="1.03140625">
            <text:p>1.03140625</text:p>
          </table:table-cell>
          <table:table-cell office:value-type="float" office:value="1.05189446366782">
            <text:p>1.0518944637</text:p>
          </table:table-cell>
          <table:table-cell office:value-type="float" office:value="4.93303560640243">
            <text:p>4.93303560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-0.625">
            <text:p>-0.625</text:p>
          </table:table-cell>
          <table:table-cell office:value-type="float" office:value="33.625">
            <text:p>33.625</text:p>
          </table:table-cell>
          <table:table-cell office:value-type="float" office:value="0.114285714285714">
            <text:p>0.1142857143</text:p>
          </table:table-cell>
          <table:table-cell office:value-type="float" office:value="-0.00625">
            <text:p>-0.00625</text:p>
          </table:table-cell>
          <table:table-cell office:value-type="float" office:value="0.168969849246231">
            <text:p>0.1689698492</text:p>
          </table:table-cell>
          <table:table-cell office:value-type="float" office:value="1.4256">
            <text:p>1.4256</text:p>
          </table:table-cell>
          <table:table-cell office:value-type="float" office:value="0.9782015625">
            <text:p>0.9782015625</text:p>
          </table:table-cell>
          <table:table-cell office:value-type="float" office:value="1.64735405987223">
            <text:p>1.6473540599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3975370622224">
            <text:p>4.439753706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27">
            <text:p>227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7.125">
            <text:p>57.125</text:p>
          </table:table-cell>
          <table:table-cell office:value-type="float" office:value="0.0178571428571429">
            <text:p>0.0178571429</text:p>
          </table:table-cell>
          <table:table-cell office:value-type="float" office:value="0.0267857142857143">
            <text:p>0.0267857143</text:p>
          </table:table-cell>
          <table:table-cell office:value-type="float" office:value="0.251651982378855">
            <text:p>0.2516519824</text:p>
          </table:table-cell>
          <table:table-cell office:value-type="float" office:value="1.063125">
            <text:p>1.063125</text:p>
          </table:table-cell>
          <table:table-cell office:value-type="float" office:value="1.09515625">
            <text:p>1.09515625</text:p>
          </table:table-cell>
          <table:table-cell office:value-type="float" office:value="2.004906229987">
            <text:p>2.00490623</text:p>
          </table:table-cell>
          <table:table-cell office:value-type="float" office:value="0">
            <text:p>0</text:p>
          </table:table-cell>
          <table:table-cell office:value-type="float" office:value="26.2225415041641">
            <text:p>26.2225415042</text:p>
          </table:table-cell>
          <table:table-cell office:value-type="float" office:value="3.08800682154551">
            <text:p>3.088006821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15">
            <text:p>315</text:p>
          </table:table-cell>
          <table:table-cell office:value-type="float" office:value="2.5">
            <text:p>2.5</text:p>
          </table:table-cell>
          <table:table-cell office:value-type="float" office:value="5.75">
            <text:p>5.75</text:p>
          </table:table-cell>
          <table:table-cell office:value-type="float" office:value="77.375">
            <text:p>77.375</text:p>
          </table:table-cell>
          <table:table-cell office:value-type="float" office:value="0.03125">
            <text:p>0.03125</text:p>
          </table:table-cell>
          <table:table-cell office:value-type="float" office:value="0.042910447761194">
            <text:p>0.0429104478</text:p>
          </table:table-cell>
          <table:table-cell office:value-type="float" office:value="0.245634920634921">
            <text:p>0.2456349206</text:p>
          </table:table-cell>
          <table:table-cell office:value-type="float" office:value="1.1112890625">
            <text:p>1.1112890625</text:p>
          </table:table-cell>
          <table:table-cell office:value-type="float" office:value="1.15379552795723">
            <text:p>1.153795528</text:p>
          </table:table-cell>
          <table:table-cell office:value-type="float" office:value="1.97798179012346">
            <text:p>1.9779817901</text:p>
          </table:table-cell>
          <table:table-cell office:value-type="float" office:value="22.5255059555446">
            <text:p>22.5255059555</text:p>
          </table:table-cell>
          <table:table-cell office:value-type="float" office:value="16.4974897525277">
            <text:p>16.4974897525</text:p>
          </table:table-cell>
          <table:table-cell office:value-type="float" office:value="3.15575584663381">
            <text:p>3.155755846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388">
            <text:p>3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.5">
            <text:p>50.5</text:p>
          </table:table-cell>
          <table:table-cell office:value-type="float" office:value="0.114285714285714">
            <text:p>0.1142857143</text:p>
          </table:table-cell>
          <table:table-cell office:value-type="float" office:value="0.00769230769230769">
            <text:p>0.0076923077</text:p>
          </table:table-cell>
          <table:table-cell office:value-type="float" office:value="0.130154639175258">
            <text:p>0.1301546392</text:p>
          </table:table-cell>
          <table:table-cell office:value-type="float" office:value="1.4256">
            <text:p>1.4256</text:p>
          </table:table-cell>
          <table:table-cell office:value-type="float" office:value="1.02703905325444">
            <text:p>1.0270390533</text:p>
          </table:table-cell>
          <table:table-cell office:value-type="float" office:value="1.48874408810713">
            <text:p>1.488744088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6650743381856">
            <text:p>5.665074338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29">
            <text:p>429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7">
            <text:p>47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0955710955711">
            <text:p>0.1095571096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0697529354872">
            <text:p>1.4069752935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66738115174745">
            <text:p>6.66738115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617">
            <text:p>617</text:p>
          </table:table-cell>
          <table:table-cell office:value-type="float" office:value="1.25">
            <text:p>1.25</text:p>
          </table:table-cell>
          <table:table-cell office:value-type="float" office:value="19.625">
            <text:p>19.625</text:p>
          </table:table-cell>
          <table:table-cell office:value-type="float" office:value="51.875">
            <text:p>51.875</text:p>
          </table:table-cell>
          <table:table-cell office:value-type="float" office:value="0.0178571428571429">
            <text:p>0.0178571429</text:p>
          </table:table-cell>
          <table:table-cell office:value-type="float" office:value="0.157">
            <text:p>0.157</text:p>
          </table:table-cell>
          <table:table-cell office:value-type="float" office:value="0.0840761750405186">
            <text:p>0.084076175</text:p>
          </table:table-cell>
          <table:table-cell office:value-type="float" office:value="1.063125">
            <text:p>1.063125</text:p>
          </table:table-cell>
          <table:table-cell office:value-type="float" office:value="1.59781204">
            <text:p>1.59781204</text:p>
          </table:table-cell>
          <table:table-cell office:value-type="float" office:value="1.30812146693233">
            <text:p>1.3081214669</text:p>
          </table:table-cell>
          <table:table-cell office:value-type="float" office:value="0">
            <text:p>0</text:p>
          </table:table-cell>
          <table:table-cell office:value-type="float" office:value="4.75310327205795">
            <text:p>4.7531032721</text:p>
          </table:table-cell>
          <table:table-cell office:value-type="float" office:value="8.58618691781699">
            <text:p>8.586186917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976">
            <text:p>976</text:p>
          </table:table-cell>
          <table:table-cell office:value-type="float" office:value="2.5">
            <text:p>2.5</text:p>
          </table:table-cell>
          <table:table-cell office:value-type="float" office:value="-5.125">
            <text:p>-5.125</text:p>
          </table:table-cell>
          <table:table-cell office:value-type="float" office:value="122.5">
            <text:p>122.5</text:p>
          </table:table-cell>
          <table:table-cell office:value-type="float" office:value="0.03125">
            <text:p>0.03125</text:p>
          </table:table-cell>
          <table:table-cell office:value-type="float" office:value="-0.0284722222222222">
            <text:p>-0.0284722222</text:p>
          </table:table-cell>
          <table:table-cell office:value-type="float" office:value="0.125512295081967">
            <text:p>0.1255122951</text:p>
          </table:table-cell>
          <table:table-cell office:value-type="float" office:value="1.1112890625">
            <text:p>1.1112890625</text:p>
          </table:table-cell>
          <table:table-cell office:value-type="float" office:value="0.901936130401235">
            <text:p>0.9019361304</text:p>
          </table:table-cell>
          <table:table-cell office:value-type="float" office:value="1.4701695717717">
            <text:p>1.4701695718</text:p>
          </table:table-cell>
          <table:table-cell office:value-type="float" office:value="22.5255059555446">
            <text:p>22.5255059555</text:p>
          </table:table-cell>
          <table:table-cell office:value-type="float" office:value="-23.9964394093256">
            <text:p>-23.9964394093</text:p>
          </table:table-cell>
          <table:table-cell office:value-type="float" office:value="5.86228953592653">
            <text:p>5.862289535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2">
            <text:p>202</text:p>
          </table:table-cell>
          <table:table-cell office:value-type="float" office:value="1125">
            <text:p>1125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108.375">
            <text:p>108.375</text:p>
          </table:table-cell>
          <table:table-cell office:value-type="float" office:value="0.112847222222222">
            <text:p>0.1128472222</text:p>
          </table:table-cell>
          <table:table-cell office:value-type="float" office:value="0.206683168316832">
            <text:p>0.2066831683</text:p>
          </table:table-cell>
          <table:table-cell office:value-type="float" office:value="0.0963333333333333">
            <text:p>0.0963333333</text:p>
          </table:table-cell>
          <table:table-cell office:value-type="float" office:value="1.41992488908179">
            <text:p>1.4199248891</text:p>
          </table:table-cell>
          <table:table-cell office:value-type="float" office:value="1.80711823595726">
            <text:p>1.807118236</text:p>
          </table:table-cell>
          <table:table-cell office:value-type="float" office:value="1.35535568444444">
            <text:p>1.3553556844</text:p>
          </table:table-cell>
          <table:table-cell office:value-type="float" office:value="6.48274912163615">
            <text:p>6.4827491216</text:p>
          </table:table-cell>
          <table:table-cell office:value-type="float" office:value="3.68939805066678">
            <text:p>3.6893980507</text:p>
          </table:table-cell>
          <table:table-cell office:value-type="float" office:value="7.53656132188539">
            <text:p>7.536561321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1204">
            <text:p>1204</text:p>
          </table:table-cell>
          <table:table-cell office:value-type="float" office:value="13.5">
            <text:p>13.5</text:p>
          </table:table-cell>
          <table:table-cell office:value-type="float" office:value="41.25">
            <text:p>41.25</text:p>
          </table:table-cell>
          <table:table-cell office:value-type="float" office:value="108.875">
            <text:p>108.875</text:p>
          </table:table-cell>
          <table:table-cell office:value-type="float" office:value="0.164634146341463">
            <text:p>0.1646341463</text:p>
          </table:table-cell>
          <table:table-cell office:value-type="float" office:value="0.175531914893617">
            <text:p>0.1755319149</text:p>
          </table:table-cell>
          <table:table-cell office:value-type="float" office:value="0.0904277408637874">
            <text:p>0.0904277409</text:p>
          </table:table-cell>
          <table:table-cell office:value-type="float" office:value="1.62934414039262">
            <text:p>1.6293441404</text:p>
          </table:table-cell>
          <table:table-cell office:value-type="float" office:value="1.67475215029425">
            <text:p>1.6747521503</text:p>
          </table:table-cell>
          <table:table-cell office:value-type="float" office:value="1.332524358606">
            <text:p>1.3325243586</text:p>
          </table:table-cell>
          <table:table-cell office:value-type="float" office:value="4.54800094187489">
            <text:p>4.5480009419</text:p>
          </table:table-cell>
          <table:table-cell office:value-type="float" office:value="4.28607478659891">
            <text:p>4.2860747866</text:p>
          </table:table-cell>
          <table:table-cell office:value-type="float" office:value="8.00677883425374">
            <text:p>8.006778834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453">
            <text:p>1453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26.75">
            <text:p>126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72333103922918">
            <text:p>0.0872333104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2023150123934">
            <text:p>1.3202315012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28764335947332">
            <text:p>8.287643359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88">
            <text:p>388</text:p>
          </table:table-cell>
          <table:table-cell office:value-type="float" office:value="1188">
            <text:p>1188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74.625">
            <text:p>74.625</text:p>
          </table:table-cell>
          <table:table-cell office:value-type="float" office:value="0.254098360655738">
            <text:p>0.2540983607</text:p>
          </table:table-cell>
          <table:table-cell office:value-type="float" office:value="0.0902061855670103">
            <text:p>0.0902061856</text:p>
          </table:table-cell>
          <table:table-cell office:value-type="float" office:value="0.0628156565656566">
            <text:p>0.0628156566</text:p>
          </table:table-cell>
          <table:table-cell office:value-type="float" office:value="2.01589357699543">
            <text:p>2.015893577</text:p>
          </table:table-cell>
          <table:table-cell office:value-type="float" office:value="1.33167047507705">
            <text:p>1.3316704751</text:p>
          </table:table-cell>
          <table:table-cell office:value-type="float" office:value="1.22758857913096">
            <text:p>1.2275885791</text:p>
          </table:table-cell>
          <table:table-cell office:value-type="float" office:value="3.06137594859294">
            <text:p>3.0613759486</text:p>
          </table:table-cell>
          <table:table-cell office:value-type="float" office:value="8.02561706773909">
            <text:p>8.0256170677</text:p>
          </table:table-cell>
          <table:table-cell office:value-type="float" office:value="11.3776792968854">
            <text:p>11.377679296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0">
            <text:p>410</text:p>
          </table:table-cell>
          <table:table-cell office:value-type="float" office:value="1125">
            <text:p>1125</text:p>
          </table:table-cell>
          <table:table-cell office:value-type="float" office:value="34.75">
            <text:p>34.75</text:p>
          </table:table-cell>
          <table:table-cell office:value-type="float" office:value="106.625">
            <text:p>106.625</text:p>
          </table:table-cell>
          <table:table-cell office:value-type="float" office:value="108.375">
            <text:p>108.375</text:p>
          </table:table-cell>
          <table:table-cell office:value-type="float" office:value="0.224193548387097">
            <text:p>0.2241935484</text:p>
          </table:table-cell>
          <table:table-cell office:value-type="float" office:value="0.260060975609756">
            <text:p>0.2600609756</text:p>
          </table:table-cell>
          <table:table-cell office:value-type="float" office:value="0.0963333333333333">
            <text:p>0.0963333333</text:p>
          </table:table-cell>
          <table:table-cell office:value-type="float" office:value="1.8831924037461">
            <text:p>1.8831924037</text:p>
          </table:table-cell>
          <table:table-cell office:value-type="float" office:value="2.04277156826294">
            <text:p>2.0427715683</text:p>
          </table:table-cell>
          <table:table-cell office:value-type="float" office:value="1.35535568444444">
            <text:p>1.3553556844</text:p>
          </table:table-cell>
          <table:table-cell office:value-type="float" office:value="3.42663289257146">
            <text:p>3.4266328926</text:p>
          </table:table-cell>
          <table:table-cell office:value-type="float" office:value="2.99855875290868">
            <text:p>2.9985587529</text:p>
          </table:table-cell>
          <table:table-cell office:value-type="float" office:value="7.53656132188539">
            <text:p>7.536561321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247">
            <text:p>1247</text:p>
          </table:table-cell>
          <table:table-cell office:value-type="float" office:value="35">
            <text:p>35</text:p>
          </table:table-cell>
          <table:table-cell office:value-type="float" office:value="92.5">
            <text:p>92.5</text:p>
          </table:table-cell>
          <table:table-cell office:value-type="float" office:value="119.25">
            <text:p>119.25</text:p>
          </table:table-cell>
          <table:table-cell office:value-type="float" office:value="0.196629213483146">
            <text:p>0.1966292135</text:p>
          </table:table-cell>
          <table:table-cell office:value-type="float" office:value="0.215116279069767">
            <text:p>0.2151162791</text:p>
          </table:table-cell>
          <table:table-cell office:value-type="float" office:value="0.0956295108259824">
            <text:p>0.0956295108</text:p>
          </table:table-cell>
          <table:table-cell office:value-type="float" office:value="1.76398182047721">
            <text:p>1.7639818205</text:p>
          </table:table-cell>
          <table:table-cell office:value-type="float" office:value="1.843606003245">
            <text:p>1.8436060032</text:p>
          </table:table-cell>
          <table:table-cell office:value-type="float" office:value="1.35262749443894">
            <text:p>1.3526274944</text:p>
          </table:table-cell>
          <table:table-cell office:value-type="float" office:value="3.86135884870175">
            <text:p>3.8613588487</text:p>
          </table:table-cell>
          <table:table-cell office:value-type="float" office:value="3.55752402209193">
            <text:p>3.5575240221</text:p>
          </table:table-cell>
          <table:table-cell office:value-type="float" office:value="7.58955499981811">
            <text:p>7.589554999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500">
            <text:p>500</text:p>
          </table:table-cell>
          <table:table-cell office:value-type="float" office:value="1497">
            <text:p>1497</text:p>
          </table:table-cell>
          <table:table-cell office:value-type="float" office:value="37.875">
            <text:p>37.875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0.150297619047619">
            <text:p>0.150297619</text:p>
          </table:table-cell>
          <table:table-cell office:value-type="float" office:value="0.038">
            <text:p>0.038</text:p>
          </table:table-cell>
          <table:table-cell office:value-type="float" office:value="0.0387441549766199">
            <text:p>0.038744155</text:p>
          </table:table-cell>
          <table:table-cell office:value-type="float" office:value="1.57031684027778">
            <text:p>1.5703168403</text:p>
          </table:table-cell>
          <table:table-cell office:value-type="float" office:value="1.13583024">
            <text:p>1.13583024</text:p>
          </table:table-cell>
          <table:table-cell office:value-type="float" office:value="1.13854671712608">
            <text:p>1.1385467171</text:p>
          </table:table-cell>
          <table:table-cell office:value-type="float" office:value="4.95031906453277">
            <text:p>4.9503190645</text:p>
          </table:table-cell>
          <table:table-cell office:value-type="float" office:value="18.5851346291108">
            <text:p>18.5851346291</text:p>
          </table:table-cell>
          <table:table-cell office:value-type="float" office:value="18.2347457050314">
            <text:p>18.23474570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611">
            <text:p>611</text:p>
          </table:table-cell>
          <table:table-cell office:value-type="float" office:value="1573">
            <text:p>1573</text:p>
          </table:table-cell>
          <table:table-cell office:value-type="float" office:value="27.5">
            <text:p>27.5</text:p>
          </table:table-cell>
          <table:table-cell office:value-type="float" office:value="34.5">
            <text:p>34.5</text:p>
          </table:table-cell>
          <table:table-cell office:value-type="float" office:value="116.5">
            <text:p>116.5</text:p>
          </table:table-cell>
          <table:table-cell office:value-type="float" office:value="0.0846153846153846">
            <text:p>0.0846153846</text:p>
          </table:table-cell>
          <table:table-cell office:value-type="float" office:value="0.0564648117839607">
            <text:p>0.0564648118</text:p>
          </table:table-cell>
          <table:table-cell office:value-type="float" office:value="0.0740623013350286">
            <text:p>0.0740623013</text:p>
          </table:table-cell>
          <table:table-cell office:value-type="float" office:value="1.31018698224852">
            <text:p>1.3101869822</text:p>
          </table:table-cell>
          <table:table-cell office:value-type="float" office:value="1.20387586018467">
            <text:p>1.2038758602</text:p>
          </table:table-cell>
          <table:table-cell office:value-type="float" office:value="1.26996909465152">
            <text:p>1.2699690947</text:p>
          </table:table-cell>
          <table:table-cell office:value-type="float" office:value="8.53362174733149">
            <text:p>8.5336217473</text:p>
          </table:table-cell>
          <table:table-cell office:value-type="float" office:value="12.6191379934427">
            <text:p>12.6191379934</text:p>
          </table:table-cell>
          <table:table-cell office:value-type="float" office:value="9.70142132073252">
            <text:p>9.701421320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94">
            <text:p>694</text:p>
          </table:table-cell>
          <table:table-cell office:value-type="float" office:value="1711">
            <text:p>1711</text:p>
          </table:table-cell>
          <table:table-cell office:value-type="float" office:value="84.75">
            <text:p>84.75</text:p>
          </table:table-cell>
          <table:table-cell office:value-type="float" office:value="96.125">
            <text:p>96.125</text:p>
          </table:table-cell>
          <table:table-cell office:value-type="float" office:value="152.75">
            <text:p>152.75</text:p>
          </table:table-cell>
          <table:table-cell office:value-type="float" office:value="0.255271084337349">
            <text:p>0.2552710843</text:p>
          </table:table-cell>
          <table:table-cell office:value-type="float" office:value="0.138508645533141">
            <text:p>0.1385086455</text:p>
          </table:table-cell>
          <table:table-cell office:value-type="float" office:value="0.0892752776154296">
            <text:p>0.0892752776</text:p>
          </table:table-cell>
          <table:table-cell office:value-type="float" office:value="2.0211689151183">
            <text:p>2.0211689151</text:p>
          </table:table-cell>
          <table:table-cell office:value-type="float" office:value="1.52238216334535">
            <text:p>1.5223821633</text:p>
          </table:table-cell>
          <table:table-cell office:value-type="float" office:value="1.3280848190329">
            <text:p>1.328084819</text:p>
          </table:table-cell>
          <table:table-cell office:value-type="float" office:value="3.0487901766417">
            <text:p>3.0487901766</text:p>
          </table:table-cell>
          <table:table-cell office:value-type="float" office:value="5.3434432145245">
            <text:p>5.3434432145</text:p>
          </table:table-cell>
          <table:table-cell office:value-type="float" office:value="8.10579077109663">
            <text:p>8.105790771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32">
            <text:p>732</text:p>
          </table:table-cell>
          <table:table-cell office:value-type="float" office:value="1754">
            <text:p>1754</text:p>
          </table:table-cell>
          <table:table-cell office:value-type="float" office:value="72.625">
            <text:p>72.625</text:p>
          </table:table-cell>
          <table:table-cell office:value-type="float" office:value="72">
            <text:p>72</text:p>
          </table:table-cell>
          <table:table-cell office:value-type="float" office:value="213.75">
            <text:p>213.75</text:p>
          </table:table-cell>
          <table:table-cell office:value-type="float" office:value="0.208692528735632">
            <text:p>0.2086925287</text:p>
          </table:table-cell>
          <table:table-cell office:value-type="float" office:value="0.0983606557377049">
            <text:p>0.0983606557</text:p>
          </table:table-cell>
          <table:table-cell office:value-type="float" office:value="0.121864310148233">
            <text:p>0.1218643101</text:p>
          </table:table-cell>
          <table:table-cell office:value-type="float" office:value="1.81578689081285">
            <text:p>1.8157868908</text:p>
          </table:table-cell>
          <table:table-cell office:value-type="float" office:value="1.36322493953238">
            <text:p>1.3632249395</text:p>
          </table:table-cell>
          <table:table-cell office:value-type="float" office:value="1.45563286929111">
            <text:p>1.4556328693</text:p>
          </table:table-cell>
          <table:table-cell office:value-type="float" office:value="3.65701187477756">
            <text:p>3.6570118748</text:p>
          </table:table-cell>
          <table:table-cell office:value-type="float" office:value="7.38815153699149">
            <text:p>7.388151537</text:p>
          </table:table-cell>
          <table:table-cell office:value-type="float" office:value="6.02779323600533">
            <text:p>6.02779323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60">
            <text:p>860</text:p>
          </table:table-cell>
          <table:table-cell office:value-type="float" office:value="2358">
            <text:p>2358</text:p>
          </table:table-cell>
          <table:table-cell office:value-type="float" office:value="13.75">
            <text:p>13.75</text:p>
          </table:table-cell>
          <table:table-cell office:value-type="float" office:value="35">
            <text:p>35</text:p>
          </table:table-cell>
          <table:table-cell office:value-type="float" office:value="187.25">
            <text:p>187.25</text:p>
          </table:table-cell>
          <table:table-cell office:value-type="float" office:value="0.0376712328767123">
            <text:p>0.0376712329</text:p>
          </table:table-cell>
          <table:table-cell office:value-type="float" office:value="0.0406976744186047">
            <text:p>0.0406976744</text:p>
          </table:table-cell>
          <table:table-cell office:value-type="float" office:value="0.0794105173876166">
            <text:p>0.0794105174</text:p>
          </table:table-cell>
          <table:table-cell office:value-type="float" office:value="1.13463079376994">
            <text:p>1.1346307938</text:p>
          </table:table-cell>
          <table:table-cell office:value-type="float" office:value="1.14568820984316">
            <text:p>1.1456882098</text:p>
          </table:table-cell>
          <table:table-cell office:value-type="float" office:value="1.29029663018933">
            <text:p>1.2902966302</text:p>
          </table:table-cell>
          <table:table-cell office:value-type="float" office:value="18.7443446228369">
            <text:p>18.7443446228</text:p>
          </table:table-cell>
          <table:table-cell office:value-type="float" office:value="17.3758858744854">
            <text:p>17.3758858745</text:p>
          </table:table-cell>
          <table:table-cell office:value-type="float" office:value="9.07081726423533">
            <text:p>9.070817264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980">
            <text:p>980</text:p>
          </table:table-cell>
          <table:table-cell office:value-type="float" office:value="2634">
            <text:p>2634</text:p>
          </table:table-cell>
          <table:table-cell office:value-type="float" office:value="60.125">
            <text:p>60.125</text:p>
          </table:table-cell>
          <table:table-cell office:value-type="float" office:value="3.75">
            <text:p>3.75</text:p>
          </table:table-cell>
          <table:table-cell office:value-type="float" office:value="221">
            <text:p>221</text:p>
          </table:table-cell>
          <table:table-cell office:value-type="float" office:value="0.175804093567251">
            <text:p>0.1758040936</text:p>
          </table:table-cell>
          <table:table-cell office:value-type="float" office:value="0.0038265306122449">
            <text:p>0.0038265306</text:p>
          </table:table-cell>
          <table:table-cell office:value-type="float" office:value="0.0839028094153379">
            <text:p>0.0839028094</text:p>
          </table:table-cell>
          <table:table-cell office:value-type="float" office:value="1.67589220294279">
            <text:p>1.6758922029</text:p>
          </table:table-cell>
          <table:table-cell office:value-type="float" office:value="1.01342155612245">
            <text:p>1.0134215561</text:p>
          </table:table-cell>
          <table:table-cell office:value-type="float" office:value="1.30745760855214">
            <text:p>1.3074576086</text:p>
          </table:table-cell>
          <table:table-cell office:value-type="float" office:value="4.27994786731572">
            <text:p>4.2799478673</text:p>
          </table:table-cell>
          <table:table-cell office:value-type="float" office:value="0">
            <text:p>0</text:p>
          </table:table-cell>
          <table:table-cell office:value-type="float" office:value="8.60323102991241">
            <text:p>8.603231029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94">
            <text:p>1094</text:p>
          </table:table-cell>
          <table:table-cell office:value-type="float" office:value="2552">
            <text:p>2552</text:p>
          </table:table-cell>
          <table:table-cell office:value-type="float" office:value="88.875">
            <text:p>88.875</text:p>
          </table:table-cell>
          <table:table-cell office:value-type="float" office:value="101.25">
            <text:p>101.25</text:p>
          </table:table-cell>
          <table:table-cell office:value-type="float" office:value="73.125">
            <text:p>73.125</text:p>
          </table:table-cell>
          <table:table-cell office:value-type="float" office:value="0.270960365853659">
            <text:p>0.2709603659</text:p>
          </table:table-cell>
          <table:table-cell office:value-type="float" office:value="0.0925502742230347">
            <text:p>0.0925502742</text:p>
          </table:table-cell>
          <table:table-cell office:value-type="float" office:value="0.0286539968652038">
            <text:p>0.0286539969</text:p>
          </table:table-cell>
          <table:table-cell office:value-type="float" office:value="2.09226353942036">
            <text:p>2.0922635394</text:p>
          </table:table-cell>
          <table:table-cell office:value-type="float" office:value="1.34071444416779">
            <text:p>1.3407144442</text:p>
          </table:table-cell>
          <table:table-cell office:value-type="float" office:value="1.10189825003946">
            <text:p>1.10189825</text:p>
          </table:table-cell>
          <table:table-cell office:value-type="float" office:value="2.89084982369603">
            <text:p>2.8908498237</text:p>
          </table:table-cell>
          <table:table-cell office:value-type="float" office:value="7.83087394936422">
            <text:p>7.8308739494</text:p>
          </table:table-cell>
          <table:table-cell office:value-type="float" office:value="24.535185929715">
            <text:p>24.535185929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023">
            <text:p>1023</text:p>
          </table:table-cell>
          <table:table-cell office:value-type="float" office:value="2290">
            <text:p>2290</text:p>
          </table:table-cell>
          <table:table-cell office:value-type="float" office:value="112">
            <text:p>112</text:p>
          </table:table-cell>
          <table:table-cell office:value-type="float" office:value="76.5">
            <text:p>76.5</text:p>
          </table:table-cell>
          <table:table-cell office:value-type="float" office:value="154.125">
            <text:p>154.125</text:p>
          </table:table-cell>
          <table:table-cell office:value-type="float" office:value="0.311111111111111">
            <text:p>0.3111111111</text:p>
          </table:table-cell>
          <table:table-cell office:value-type="float" office:value="0.0747800586510264">
            <text:p>0.0747800587</text:p>
          </table:table-cell>
          <table:table-cell office:value-type="float" office:value="0.0673034934497817">
            <text:p>0.0673034934</text:p>
          </table:table-cell>
          <table:table-cell office:value-type="float" office:value="2.2785975308642">
            <text:p>2.2785975309</text:p>
          </table:table-cell>
          <table:table-cell office:value-type="float" office:value="1.27269063733542">
            <text:p>1.2726906373</text:p>
          </table:table-cell>
          <table:table-cell office:value-type="float" office:value="1.2444405571261">
            <text:p>1.2444405571</text:p>
          </table:table-cell>
          <table:table-cell office:value-type="float" office:value="2.55891942011541">
            <text:p>2.5589194201</text:p>
          </table:table-cell>
          <table:table-cell office:value-type="float" office:value="9.61155301509368">
            <text:p>9.6115530151</text:p>
          </table:table-cell>
          <table:table-cell office:value-type="float" office:value="10.6416406446868">
            <text:p>10.641640644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306">
            <text:p>1306</text:p>
          </table:table-cell>
          <table:table-cell office:value-type="float" office:value="3258">
            <text:p>3258</text:p>
          </table:table-cell>
          <table:table-cell office:value-type="float" office:value="142.375">
            <text:p>142.375</text:p>
          </table:table-cell>
          <table:table-cell office:value-type="float" office:value="112.25">
            <text:p>112.25</text:p>
          </table:table-cell>
          <table:table-cell office:value-type="float" office:value="214.875">
            <text:p>214.875</text:p>
          </table:table-cell>
          <table:table-cell office:value-type="float" office:value="0.382728494623656">
            <text:p>0.3827284946</text:p>
          </table:table-cell>
          <table:table-cell office:value-type="float" office:value="0.0859494640122511">
            <text:p>0.085949464</text:p>
          </table:table-cell>
          <table:table-cell office:value-type="float" office:value="0.0659530386740332">
            <text:p>0.0659530387</text:p>
          </table:table-cell>
          <table:table-cell office:value-type="float" office:value="2.6266526883527">
            <text:p>2.6266526884</text:p>
          </table:table-cell>
          <table:table-cell office:value-type="float" office:value="1.31530225235631">
            <text:p>1.3153022524</text:p>
          </table:table-cell>
          <table:table-cell office:value-type="float" office:value="1.23936124984738">
            <text:p>1.2393612498</text:p>
          </table:table-cell>
          <table:table-cell office:value-type="float" office:value="2.13895551595851">
            <text:p>2.138955516</text:p>
          </table:table-cell>
          <table:table-cell office:value-type="float" office:value="8.4064012741138">
            <text:p>8.4064012741</text:p>
          </table:table-cell>
          <table:table-cell office:value-type="float" office:value="10.8525926434539">
            <text:p>10.852592643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34">
            <text:p>634</text:p>
          </table:table-cell>
          <table:table-cell office:value-type="float" office:value="1433">
            <text:p>1433</text:p>
          </table:table-cell>
          <table:table-cell office:value-type="float" office:value="3626">
            <text:p>3626</text:p>
          </table:table-cell>
          <table:table-cell office:value-type="float" office:value="94.25">
            <text:p>94.25</text:p>
          </table:table-cell>
          <table:table-cell office:value-type="float" office:value="273.75">
            <text:p>273.75</text:p>
          </table:table-cell>
          <table:table-cell office:value-type="float" office:value="285.375">
            <text:p>285.375</text:p>
          </table:table-cell>
          <table:table-cell office:value-type="float" office:value="0.148659305993691">
            <text:p>0.148659306</text:p>
          </table:table-cell>
          <table:table-cell office:value-type="float" office:value="0.191032798325192">
            <text:p>0.1910327983</text:p>
          </table:table-cell>
          <table:table-cell office:value-type="float" office:value="0.0787024269167126">
            <text:p>0.0787024269</text:p>
          </table:table-cell>
          <table:table-cell office:value-type="float" office:value="1.56362276592463">
            <text:p>1.5636227659</text:p>
          </table:table-cell>
          <table:table-cell office:value-type="float" office:value="1.74014211300864">
            <text:p>1.740142113</text:p>
          </table:table-cell>
          <table:table-cell office:value-type="float" office:value="1.28759887533355">
            <text:p>1.2875988753</text:p>
          </table:table-cell>
          <table:table-cell office:value-type="float" office:value="5.00122640071444">
            <text:p>5.0012264007</text:p>
          </table:table-cell>
          <table:table-cell office:value-type="float" office:value="3.96490044478899">
            <text:p>3.9649004448</text:p>
          </table:table-cell>
          <table:table-cell office:value-type="float" office:value="9.14938741124192">
            <text:p>9.149387411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14">
            <text:p>814</text:p>
          </table:table-cell>
          <table:table-cell office:value-type="float" office:value="1578">
            <text:p>1578</text:p>
          </table:table-cell>
          <table:table-cell office:value-type="float" office:value="3689">
            <text:p>3689</text:p>
          </table:table-cell>
          <table:table-cell office:value-type="float" office:value="77">
            <text:p>77</text:p>
          </table:table-cell>
          <table:table-cell office:value-type="float" office:value="119.5">
            <text:p>119.5</text:p>
          </table:table-cell>
          <table:table-cell office:value-type="float" office:value="94.625">
            <text:p>94.625</text:p>
          </table:table-cell>
          <table:table-cell office:value-type="float" office:value="0.0945945945945946">
            <text:p>0.0945945946</text:p>
          </table:table-cell>
          <table:table-cell office:value-type="float" office:value="0.0757287705956907">
            <text:p>0.0757287706</text:p>
          </table:table-cell>
          <table:table-cell office:value-type="float" office:value="0.0256505828137707">
            <text:p>0.0256505828</text:p>
          </table:table-cell>
          <table:table-cell office:value-type="float" office:value="1.34861943024105">
            <text:p>1.3486194302</text:p>
          </table:table-cell>
          <table:table-cell office:value-type="float" office:value="1.27629099660895">
            <text:p>1.2762909966</text:p>
          </table:table-cell>
          <table:table-cell office:value-type="float" office:value="1.09106662654962">
            <text:p>1.0910666265</text:p>
          </table:table-cell>
          <table:table-cell office:value-type="float" office:value="7.66890942163833">
            <text:p>7.6689094216</text:p>
          </table:table-cell>
          <table:table-cell office:value-type="float" office:value="9.49538043449236">
            <text:p>9.4953804345</text:p>
          </table:table-cell>
          <table:table-cell office:value-type="float" office:value="27.3677785436853">
            <text:p>27.367778543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761">
            <text:p>761</text:p>
          </table:table-cell>
          <table:table-cell office:value-type="float" office:value="1562">
            <text:p>1562</text:p>
          </table:table-cell>
          <table:table-cell office:value-type="float" office:value="3708">
            <text:p>3708</text:p>
          </table:table-cell>
          <table:table-cell office:value-type="float" office:value="39.875">
            <text:p>39.875</text:p>
          </table:table-cell>
          <table:table-cell office:value-type="float" office:value="105.5">
            <text:p>105.5</text:p>
          </table:table-cell>
          <table:table-cell office:value-type="float" office:value="216">
            <text:p>216</text:p>
          </table:table-cell>
          <table:table-cell office:value-type="float" office:value="0.0523981603153745">
            <text:p>0.0523981603</text:p>
          </table:table-cell>
          <table:table-cell office:value-type="float" office:value="0.0675416133162612">
            <text:p>0.0675416133</text:p>
          </table:table-cell>
          <table:table-cell office:value-type="float" office:value="0.058252427184466">
            <text:p>0.0582524272</text:p>
          </table:table-cell>
          <table:table-cell office:value-type="float" office:value="1.1887748728245">
            <text:p>1.1887748728</text:p>
          </table:table-cell>
          <table:table-cell office:value-type="float" office:value="1.24533691088447">
            <text:p>1.2453369109</text:p>
          </table:table-cell>
          <table:table-cell office:value-type="float" office:value="1.21053445188048">
            <text:p>1.2105344519</text:p>
          </table:table-cell>
          <table:table-cell office:value-type="float" office:value="13.5720877720595">
            <text:p>13.5720877721</text:p>
          </table:table-cell>
          <table:table-cell office:value-type="float" office:value="10.6053189486327">
            <text:p>10.6053189486</text:p>
          </table:table-cell>
          <table:table-cell office:value-type="float" office:value="12.2423299290511">
            <text:p>12.242329929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920">
            <text:p>920</text:p>
          </table:table-cell>
          <table:table-cell office:value-type="float" office:value="1680">
            <text:p>1680</text:p>
          </table:table-cell>
          <table:table-cell office:value-type="float" office:value="4308">
            <text:p>4308</text:p>
          </table:table-cell>
          <table:table-cell office:value-type="float" office:value="43.25">
            <text:p>43.25</text:p>
          </table:table-cell>
          <table:table-cell office:value-type="float" office:value="58.75">
            <text:p>58.75</text:p>
          </table:table-cell>
          <table:table-cell office:value-type="float" office:value="84.25">
            <text:p>84.25</text:p>
          </table:table-cell>
          <table:table-cell office:value-type="float" office:value="0.0470108695652174">
            <text:p>0.0470108696</text:p>
          </table:table-cell>
          <table:table-cell office:value-type="float" office:value="0.0349702380952381">
            <text:p>0.0349702381</text:p>
          </table:table-cell>
          <table:table-cell office:value-type="float" office:value="0.0195566388115135">
            <text:p>0.0195566388</text:p>
          </table:table-cell>
          <table:table-cell office:value-type="float" office:value="1.16886968631853">
            <text:p>1.1688696863</text:p>
          </table:table-cell>
          <table:table-cell office:value-type="float" office:value="1.12479275173611">
            <text:p>1.1247927517</text:p>
          </table:table-cell>
          <table:table-cell office:value-type="float" office:value="1.06919786159864">
            <text:p>1.0691978616</text:p>
          </table:table-cell>
          <table:table-cell office:value-type="float" office:value="15.0883225783399">
            <text:p>15.0883225783</text:p>
          </table:table-cell>
          <table:table-cell office:value-type="float" office:value="20.1656479875954">
            <text:p>20.1656479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922">
            <text:p>922</text:p>
          </table:table-cell>
          <table:table-cell office:value-type="float" office:value="1878">
            <text:p>1878</text:p>
          </table:table-cell>
          <table:table-cell office:value-type="float" office:value="4665">
            <text:p>4665</text:p>
          </table:table-cell>
          <table:table-cell office:value-type="float" office:value="81">
            <text:p>81</text:p>
          </table:table-cell>
          <table:table-cell office:value-type="float" office:value="-111">
            <text:p>-111</text:p>
          </table:table-cell>
          <table:table-cell office:value-type="float" office:value="-139.25">
            <text:p>-139.25</text:p>
          </table:table-cell>
          <table:table-cell office:value-type="float" office:value="0.0878524945770065">
            <text:p>0.0878524946</text:p>
          </table:table-cell>
          <table:table-cell office:value-type="float" office:value="-0.0591054313099042">
            <text:p>-0.0591054313</text:p>
          </table:table-cell>
          <table:table-cell office:value-type="float" office:value="-0.0298499464094319">
            <text:p>-0.0298499464</text:p>
          </table:table-cell>
          <table:table-cell office:value-type="float" office:value="1.32261113019419">
            <text:p>1.3226111302</text:p>
          </table:table-cell>
          <table:table-cell office:value-type="float" office:value="0.799978156355582">
            <text:p>0.7999781564</text:p>
          </table:table-cell>
          <table:table-cell office:value-type="float" office:value="0.897271585396254">
            <text:p>0.8972715854</text:p>
          </table:table-cell>
          <table:table-cell office:value-type="float" office:value="8.23160779759555">
            <text:p>8.2316077976</text:p>
          </table:table-cell>
          <table:table-cell office:value-type="float" office:value="-11.3772084551105">
            <text:p>-11.3772084551</text:p>
          </table:table-cell>
          <table:table-cell office:value-type="float" office:value="-22.8727287419679">
            <text:p>-22.87272874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office:value-type="float" office:value="873">
            <text:p>873</text:p>
          </table:table-cell>
          <table:table-cell office:value-type="float" office:value="1622">
            <text:p>1622</text:p>
          </table:table-cell>
          <table:table-cell office:value-type="float" office:value="3070">
            <text:p>3070</text:p>
          </table:table-cell>
          <table:table-cell office:value-type="float" office:value="46.5">
            <text:p>46.5</text:p>
          </table:table-cell>
          <table:table-cell office:value-type="float" office:value="99.75">
            <text:p>99.75</text:p>
          </table:table-cell>
          <table:table-cell office:value-type="float" office:value="176.875">
            <text:p>176.875</text:p>
          </table:table-cell>
          <table:table-cell office:value-type="float" office:value="0.0532646048109966">
            <text:p>0.0532646048</text:p>
          </table:table-cell>
          <table:table-cell office:value-type="float" office:value="0.061498150431566">
            <text:p>0.0614981504</text:p>
          </table:table-cell>
          <table:table-cell office:value-type="float" office:value="0.057614006514658">
            <text:p>0.0576140065</text:p>
          </table:table-cell>
          <table:table-cell office:value-type="float" office:value="1.1919868683648">
            <text:p>1.1919868684</text:p>
          </table:table-cell>
          <table:table-cell office:value-type="float" office:value="1.22265629062323">
            <text:p>1.2226562906</text:p>
          </table:table-cell>
          <table:table-cell office:value-type="float" office:value="1.20815499534478">
            <text:p>1.2081549953</text:p>
          </table:table-cell>
          <table:table-cell office:value-type="float" office:value="13.356855506982">
            <text:p>13.356855507</text:p>
          </table:table-cell>
          <table:table-cell office:value-type="float" office:value="11.6141513009256">
            <text:p>11.6141513009</text:p>
          </table:table-cell>
          <table:table-cell office:value-type="float" office:value="12.3742178663409">
            <text:p>12.374217866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032">
            <text:p>1032</text:p>
          </table:table-cell>
          <table:table-cell office:value-type="float" office:value="1817">
            <text:p>1817</text:p>
          </table:table-cell>
          <table:table-cell office:value-type="float" office:value="3103">
            <text:p>3103</text:p>
          </table:table-cell>
          <table:table-cell office:value-type="float" office:value="32.375">
            <text:p>32.375</text:p>
          </table:table-cell>
          <table:table-cell office:value-type="float" office:value="98.625">
            <text:p>98.625</text:p>
          </table:table-cell>
          <table:table-cell office:value-type="float" office:value="250">
            <text:p>250</text:p>
          </table:table-cell>
          <table:table-cell office:value-type="float" office:value="0.0313711240310078">
            <text:p>0.031371124</text:p>
          </table:table-cell>
          <table:table-cell office:value-type="float" office:value="0.0542790313703908">
            <text:p>0.0542790314</text:p>
          </table:table-cell>
          <table:table-cell office:value-type="float" office:value="0.0805671930389945">
            <text:p>0.080567193</text:p>
          </table:table-cell>
          <table:table-cell office:value-type="float" office:value="1.11172786305755">
            <text:p>1.1117278631</text:p>
          </table:table-cell>
          <table:table-cell office:value-type="float" office:value="1.19575118775952">
            <text:p>1.1957511878</text:p>
          </table:table-cell>
          <table:table-cell office:value-type="float" office:value="1.29470767792108">
            <text:p>1.2947076779</text:p>
          </table:table-cell>
          <table:table-cell office:value-type="float" office:value="22.4398593657867">
            <text:p>22.4398593658</text:p>
          </table:table-cell>
          <table:table-cell office:value-type="float" office:value="13.11359335507">
            <text:p>13.1135933551</text:p>
          </table:table-cell>
          <table:table-cell office:value-type="float" office:value="8.94544107160152">
            <text:p>8.945441071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21">
            <text:p>21</text:p>
          </table:table-cell>
          <table:table-cell office:value-type="float" office:value="1044">
            <text:p>1044</text:p>
          </table:table-cell>
          <table:table-cell office:value-type="float" office:value="1944">
            <text:p>1944</text:p>
          </table:table-cell>
          <table:table-cell office:value-type="float" office:value="3240">
            <text:p>3240</text:p>
          </table:table-cell>
          <table:table-cell office:value-type="float" office:value="-214.75">
            <text:p>-214.75</text:p>
          </table:table-cell>
          <table:table-cell office:value-type="float" office:value="138.75">
            <text:p>138.75</text:p>
          </table:table-cell>
          <table:table-cell office:value-type="float" office:value="229.5">
            <text:p>229.5</text:p>
          </table:table-cell>
          <table:table-cell office:value-type="float" office:value="-0.205699233716475">
            <text:p>-0.2056992337</text:p>
          </table:table-cell>
          <table:table-cell office:value-type="float" office:value="0.0713734567901235">
            <text:p>0.0713734568</text:p>
          </table:table-cell>
          <table:table-cell office:value-type="float" office:value="0.0708333333333333">
            <text:p>0.0708333333</text:p>
          </table:table-cell>
          <table:table-cell office:value-type="float" office:value="0.362984544505365">
            <text:p>0.3629845445</text:p>
          </table:table-cell>
          <table:table-cell office:value-type="float" office:value="1.25979167262041">
            <text:p>1.2597916726</text:p>
          </table:table-cell>
          <table:table-cell office:value-type="float" office:value="1.25775069444444">
            <text:p>1.2577506944</text:p>
          </table:table-cell>
          <table:table-cell office:value-type="float" office:value="-3.00984792339022">
            <text:p>-3.0098479234</text:p>
          </table:table-cell>
          <table:table-cell office:value-type="float" office:value="10.0541457034262">
            <text:p>10.0541457034</text:p>
          </table:table-cell>
          <table:table-cell office:value-type="float" office:value="10.1282280683256">
            <text:p>10.128228068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900">
            <text:p>900</text:p>
          </table:table-cell>
          <table:table-cell office:value-type="float" office:value="2028">
            <text:p>2028</text:p>
          </table:table-cell>
          <table:table-cell office:value-type="float" office:value="3363">
            <text:p>3363</text:p>
          </table:table-cell>
          <table:table-cell office:value-type="float" office:value="-197.25">
            <text:p>-197.25</text:p>
          </table:table-cell>
          <table:table-cell office:value-type="float" office:value="115">
            <text:p>115</text:p>
          </table:table-cell>
          <table:table-cell office:value-type="float" office:value="191">
            <text:p>191</text:p>
          </table:table-cell>
          <table:table-cell office:value-type="float" office:value="-0.219166666666667">
            <text:p>-0.2191666667</text:p>
          </table:table-cell>
          <table:table-cell office:value-type="float" office:value="0.0567061143984221">
            <text:p>0.0567061144</text:p>
          </table:table-cell>
          <table:table-cell office:value-type="float" office:value="0.0567945286946179">
            <text:p>0.0567945287</text:p>
          </table:table-cell>
          <table:table-cell office:value-type="float" office:value="0.327063361111111">
            <text:p>0.3270633611</text:p>
          </table:table-cell>
          <table:table-cell office:value-type="float" office:value="1.2047739438784">
            <text:p>1.2047739439</text:p>
          </table:table-cell>
          <table:table-cell office:value-type="float" office:value="1.20510306267086">
            <text:p>1.2051030627</text:p>
          </table:table-cell>
          <table:table-cell office:value-type="float" office:value="-2.80179968575617">
            <text:p>-2.8017996858</text:p>
          </table:table-cell>
          <table:table-cell office:value-type="float" office:value="12.5668876248903">
            <text:p>12.5668876249</text:p>
          </table:table-cell>
          <table:table-cell office:value-type="float" office:value="12.5478539856889">
            <text:p>12.547853985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972">
            <text:p>972</text:p>
          </table:table-cell>
          <table:table-cell office:value-type="float" office:value="2134">
            <text:p>2134</text:p>
          </table:table-cell>
          <table:table-cell office:value-type="float" office:value="4050">
            <text:p>4050</text:p>
          </table:table-cell>
          <table:table-cell office:value-type="float" office:value="-16.5">
            <text:p>-16.5</text:p>
          </table:table-cell>
          <table:table-cell office:value-type="float" office:value="69.5">
            <text:p>69.5</text:p>
          </table:table-cell>
          <table:table-cell office:value-type="float" office:value="471.25">
            <text:p>471.25</text:p>
          </table:table-cell>
          <table:table-cell office:value-type="float" office:value="-0.0169753086419753">
            <text:p>-0.0169753086</text:p>
          </table:table-cell>
          <table:table-cell office:value-type="float" office:value="0.0325679475164011">
            <text:p>0.0325679475</text:p>
          </table:table-cell>
          <table:table-cell office:value-type="float" office:value="0.116358024691358">
            <text:p>0.1163580247</text:p>
          </table:table-cell>
          <table:table-cell office:value-type="float" office:value="0.941151215515928">
            <text:p>0.9411512155</text:p>
          </table:table-cell>
          <table:table-cell office:value-type="float" office:value="1.11606673187005">
            <text:p>1.1160667319</text:p>
          </table:table-cell>
          <table:table-cell office:value-type="float" office:value="1.4337898986435">
            <text:p>1.4337898986</text:p>
          </table:table-cell>
          <table:table-cell office:value-type="float" office:value="0">
            <text:p>0</text:p>
          </table:table-cell>
          <table:table-cell office:value-type="float" office:value="21.6278315201068">
            <text:p>21.6278315201</text:p>
          </table:table-cell>
          <table:table-cell office:value-type="float" office:value="6.29723774960917">
            <text:p>6.297237749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972">
            <text:p>972</text:p>
          </table:table-cell>
          <table:table-cell office:value-type="float" office:value="2050">
            <text:p>2050</text:p>
          </table:table-cell>
          <table:table-cell office:value-type="float" office:value="4410">
            <text:p>4410</text:p>
          </table:table-cell>
          <table:table-cell office:value-type="float" office:value="-20.125">
            <text:p>-20.125</text:p>
          </table:table-cell>
          <table:table-cell office:value-type="float" office:value="58.625">
            <text:p>58.625</text:p>
          </table:table-cell>
          <table:table-cell office:value-type="float" office:value="444.625">
            <text:p>444.625</text:p>
          </table:table-cell>
          <table:table-cell office:value-type="float" office:value="-0.0207047325102881">
            <text:p>-0.0207047325</text:p>
          </table:table-cell>
          <table:table-cell office:value-type="float" office:value="0.0285975609756098">
            <text:p>0.028597561</text:p>
          </table:table-cell>
          <table:table-cell office:value-type="float" office:value="0.100821995464853">
            <text:p>0.1008219955</text:p>
          </table:table-cell>
          <table:table-cell office:value-type="float" office:value="0.928373660672704">
            <text:p>0.9283736607</text:p>
          </table:table-cell>
          <table:table-cell office:value-type="float" office:value="1.10169439158239">
            <text:p>1.1016943916</text:p>
          </table:table-cell>
          <table:table-cell office:value-type="float" office:value="1.37280053067523">
            <text:p>1.3728005307</text:p>
          </table:table-cell>
          <table:table-cell office:value-type="float" office:value="-33.1299351542076">
            <text:p>-33.1299351542</text:p>
          </table:table-cell>
          <table:table-cell office:value-type="float" office:value="24.5829273639061">
            <text:p>24.5829273639</text:p>
          </table:table-cell>
          <table:table-cell office:value-type="float" office:value="7.21598591030694">
            <text:p>7.215985910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32">
            <text:p>32</text:p>
          </table:table-cell>
          <table:table-cell office:value-type="float" office:value="864">
            <text:p>864</text:p>
          </table:table-cell>
          <table:table-cell office:value-type="float" office:value="2040">
            <text:p>2040</text:p>
          </table:table-cell>
          <table:table-cell office:value-type="float" office:value="4590">
            <text:p>4590</text:p>
          </table:table-cell>
          <table:table-cell office:value-type="float" office:value="85.5">
            <text:p>85.5</text:p>
          </table:table-cell>
          <table:table-cell office:value-type="float" office:value="187.5">
            <text:p>187.5</text:p>
          </table:table-cell>
          <table:table-cell office:value-type="float" office:value="416.25">
            <text:p>416.25</text:p>
          </table:table-cell>
          <table:table-cell office:value-type="float" office:value="0.0989583333333333">
            <text:p>0.0989583333</text:p>
          </table:table-cell>
          <table:table-cell office:value-type="float" office:value="0.0919117647058824">
            <text:p>0.0919117647</text:p>
          </table:table-cell>
          <table:table-cell office:value-type="float" office:value="0.0906862745098039">
            <text:p>0.0906862745</text:p>
          </table:table-cell>
          <table:table-cell office:value-type="float" office:value="1.36554796006944">
            <text:p>1.3655479601</text:p>
          </table:table-cell>
          <table:table-cell office:value-type="float" office:value="1.33824881055363">
            <text:p>1.3382488106</text:p>
          </table:table-cell>
          <table:table-cell office:value-type="float" office:value="1.33352100153787">
            <text:p>1.3335210015</text:p>
          </table:table-cell>
          <table:table-cell office:value-type="float" office:value="7.34555845888234">
            <text:p>7.3455584589</text:p>
          </table:table-cell>
          <table:table-cell office:value-type="float" office:value="7.8829365289914">
            <text:p>7.882936529</text:p>
          </table:table-cell>
          <table:table-cell office:value-type="float" office:value="7.98491273847907">
            <text:p>7.984912738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1224">
            <text:p>1224</text:p>
          </table:table-cell>
          <table:table-cell office:value-type="float" office:value="2278">
            <text:p>2278</text:p>
          </table:table-cell>
          <table:table-cell office:value-type="float" office:value="5490">
            <text:p>5490</text:p>
          </table:table-cell>
          <table:table-cell office:value-type="float" office:value="171">
            <text:p>171</text:p>
          </table:table-cell>
          <table:table-cell office:value-type="float" office:value="258.875">
            <text:p>258.875</text:p>
          </table:table-cell>
          <table:table-cell office:value-type="float" office:value="483.75">
            <text:p>483.75</text:p>
          </table:table-cell>
          <table:table-cell office:value-type="float" office:value="0.139705882352941">
            <text:p>0.1397058824</text:p>
          </table:table-cell>
          <table:table-cell office:value-type="float" office:value="0.113641352063213">
            <text:p>0.1136413521</text:p>
          </table:table-cell>
          <table:table-cell office:value-type="float" office:value="0.0881147540983607">
            <text:p>0.0881147541</text:p>
          </table:table-cell>
          <table:table-cell office:value-type="float" office:value="1.52722534602076">
            <text:p>1.527225346</text:p>
          </table:table-cell>
          <table:table-cell office:value-type="float" office:value="1.42305687174281">
            <text:p>1.4230568717</text:p>
          </table:table-cell>
          <table:table-cell office:value-type="float" office:value="1.3236194907283">
            <text:p>1.3236194907</text:p>
          </table:table-cell>
          <table:table-cell office:value-type="float" office:value="5.30049671311602">
            <text:p>5.3004967131</text:p>
          </table:table-cell>
          <table:table-cell office:value-type="float" office:value="6.43978497604642">
            <text:p>6.439784976</text:p>
          </table:table-cell>
          <table:table-cell office:value-type="float" office:value="8.20811085641148">
            <text:p>8.208110856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1166">
            <text:p>1166</text:p>
          </table:table-cell>
          <table:table-cell office:value-type="float" office:value="2278">
            <text:p>2278</text:p>
          </table:table-cell>
          <table:table-cell office:value-type="float" office:value="6840">
            <text:p>6840</text:p>
          </table:table-cell>
          <table:table-cell office:value-type="float" office:value="-17.375">
            <text:p>-17.375</text:p>
          </table:table-cell>
          <table:table-cell office:value-type="float" office:value="199.75">
            <text:p>199.75</text:p>
          </table:table-cell>
          <table:table-cell office:value-type="float" office:value="281.25">
            <text:p>281.25</text:p>
          </table:table-cell>
          <table:table-cell office:value-type="float" office:value="-0.014901372212693">
            <text:p>-0.0149013722</text:p>
          </table:table-cell>
          <table:table-cell office:value-type="float" office:value="0.0876865671641791">
            <text:p>0.0876865672</text:p>
          </table:table-cell>
          <table:table-cell office:value-type="float" office:value="0.0411184210526316">
            <text:p>0.0411184211</text:p>
          </table:table-cell>
          <table:table-cell office:value-type="float" office:value="0.948280417007464">
            <text:p>0.948280417</text:p>
          </table:table-cell>
          <table:table-cell office:value-type="float" office:value="1.32197329583426">
            <text:p>1.3219732958</text:p>
          </table:table-cell>
          <table:table-cell office:value-type="float" office:value="1.14722829380194">
            <text:p>1.1472282938</text:p>
          </table:table-cell>
          <table:table-cell office:value-type="float" office:value="0">
            <text:p>0</text:p>
          </table:table-cell>
          <table:table-cell office:value-type="float" office:value="8.24654648959351">
            <text:p>8.2465464896</text:p>
          </table:table-cell>
          <table:table-cell office:value-type="float" office:value="17.2015855228123">
            <text:p>17.201585522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2" office:value-type="float" office:value="36">
            <text:p>36</text:p>
          </table:table-cell>
          <table:table-cell office:value-type="float" office:value="1034">
            <text:p>1034</text:p>
          </table:table-cell>
          <table:table-cell office:value-type="float" office:value="2295">
            <text:p>2295</text:p>
          </table:table-cell>
          <table:table-cell office:value-type="float" office:value="6660">
            <text:p>6660</text:p>
          </table:table-cell>
          <table:table-cell office:value-type="float" office:value="0.875">
            <text:p>0.875</text:p>
          </table:table-cell>
          <table:table-cell office:value-type="float" office:value="208.125">
            <text:p>208.125</text:p>
          </table:table-cell>
          <table:table-cell office:value-type="float" office:value="180">
            <text:p>180</text:p>
          </table:table-cell>
          <table:table-cell office:value-type="float" office:value="0.000846228239845261">
            <text:p>0.0008462282</text:p>
          </table:table-cell>
          <table:table-cell office:value-type="float" office:value="0.0906862745098039">
            <text:p>0.0906862745</text:p>
          </table:table-cell>
          <table:table-cell office:value-type="float" office:value="0.027027027027027">
            <text:p>0.027027027</text:p>
          </table:table-cell>
          <table:table-cell office:value-type="float" office:value="1.00296320239984">
            <text:p>1.0029632024</text:p>
          </table:table-cell>
          <table:table-cell office:value-type="float" office:value="1.33352100153787">
            <text:p>1.3335210015</text:p>
          </table:table-cell>
          <table:table-cell office:value-type="float" office:value="1.09602629656684">
            <text:p>1.0960262966</text:p>
          </table:table-cell>
          <table:table-cell office:value-type="float" office:value="0">
            <text:p>0</text:p>
          </table:table-cell>
          <table:table-cell office:value-type="float" office:value="7.98491273847907">
            <text:p>7.9849127385</text:p>
          </table:table-cell>
          <table:table-cell office:value-type="float" office:value="25.9914788709004">
            <text:p>25.991478870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1276">
            <text:p>1276</text:p>
          </table:table-cell>
          <table:table-cell office:value-type="float" office:value="2420">
            <text:p>2420</text:p>
          </table:table-cell>
          <table:table-cell office:value-type="float" office:value="6570">
            <text:p>6570</text:p>
          </table:table-cell>
          <table:table-cell office:value-type="float" office:value="-35">
            <text:p>-35</text:p>
          </table:table-cell>
          <table:table-cell office:value-type="float" office:value="32.25">
            <text:p>32.25</text:p>
          </table:table-cell>
          <table:table-cell office:value-type="float" office:value="303.75">
            <text:p>303.75</text:p>
          </table:table-cell>
          <table:table-cell office:value-type="float" office:value="-0.0274294670846395">
            <text:p>-0.0274294671</text:p>
          </table:table-cell>
          <table:table-cell office:value-type="float" office:value="0.0133264462809917">
            <text:p>0.0133264463</text:p>
          </table:table-cell>
          <table:table-cell office:value-type="float" office:value="0.0462328767123288">
            <text:p>0.0462328767</text:p>
          </table:table-cell>
          <table:table-cell office:value-type="float" office:value="0.905471521506275">
            <text:p>0.9054715215</text:p>
          </table:table-cell>
          <table:table-cell office:value-type="float" office:value="1.04699064655761">
            <text:p>1.0469906466</text:p>
          </table:table-cell>
          <table:table-cell office:value-type="float" office:value="1.16600452711578">
            <text:p>1.1660045271</text:p>
          </table:table-cell>
          <table:table-cell office:value-type="float" office:value="-24.9219856898126">
            <text:p>-24.9219856898</text:p>
          </table:table-cell>
          <table:table-cell office:value-type="float" office:value="0">
            <text:p>0</text:p>
          </table:table-cell>
          <table:table-cell office:value-type="float" office:value="15.3364798515223">
            <text:p>15.336479851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1364">
            <text:p>1364</text:p>
          </table:table-cell>
          <table:table-cell office:value-type="float" office:value="2835">
            <text:p>2835</text:p>
          </table:table-cell>
          <table:table-cell office:value-type="float" office:value="6930">
            <text:p>6930</text:p>
          </table:table-cell>
          <table:table-cell office:value-type="float" office:value="-42.5">
            <text:p>-42.5</text:p>
          </table:table-cell>
          <table:table-cell office:value-type="float" office:value="42.875">
            <text:p>42.875</text:p>
          </table:table-cell>
          <table:table-cell office:value-type="float" office:value="382.5">
            <text:p>382.5</text:p>
          </table:table-cell>
          <table:table-cell office:value-type="float" office:value="-0.031158357771261">
            <text:p>-0.0311583578</text:p>
          </table:table-cell>
          <table:table-cell office:value-type="float" office:value="0.0151234567901235">
            <text:p>0.0151234568</text:p>
          </table:table-cell>
          <table:table-cell office:value-type="float" office:value="0.0551948051948052">
            <text:p>0.0551948052</text:p>
          </table:table-cell>
          <table:table-cell office:value-type="float" office:value="0.89284860058823">
            <text:p>0.8928486006</text:p>
          </table:table-cell>
          <table:table-cell office:value-type="float" office:value="1.05338038789819">
            <text:p>1.0533803879</text:p>
          </table:table-cell>
          <table:table-cell office:value-type="float" office:value="1.19915289256198">
            <text:p>1.1991528926</text:p>
          </table:table-cell>
          <table:table-cell office:value-type="float" office:value="-21.8975451871055">
            <text:p>-21.8975451871</text:p>
          </table:table-cell>
          <table:table-cell office:value-type="float" office:value="0">
            <text:p>0</text:p>
          </table:table-cell>
          <table:table-cell office:value-type="float" office:value="12.9016664160065">
            <text:p>12.90166641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1166">
            <text:p>1166</text:p>
          </table:table-cell>
          <table:table-cell office:value-type="float" office:value="2700">
            <text:p>2700</text:p>
          </table:table-cell>
          <table:table-cell office:value-type="float" office:value="6660">
            <text:p>6660</text:p>
          </table:table-cell>
          <table:table-cell office:value-type="float" office:value="-17.375">
            <text:p>-17.375</text:p>
          </table:table-cell>
          <table:table-cell office:value-type="float" office:value="56.25">
            <text:p>56.25</text:p>
          </table:table-cell>
          <table:table-cell office:value-type="float" office:value="180">
            <text:p>180</text:p>
          </table:table-cell>
          <table:table-cell office:value-type="float" office:value="-0.014901372212693">
            <text:p>-0.0149013722</text:p>
          </table:table-cell>
          <table:table-cell office:value-type="float" office:value="0.0208333333333333">
            <text:p>0.0208333333</text:p>
          </table:table-cell>
          <table:table-cell office:value-type="float" office:value="0.027027027027027">
            <text:p>0.027027027</text:p>
          </table:table-cell>
          <table:table-cell office:value-type="float" office:value="0.948280417007464">
            <text:p>0.948280417</text:p>
          </table:table-cell>
          <table:table-cell office:value-type="float" office:value="1.07376736111111">
            <text:p>1.0737673611</text:p>
          </table:table-cell>
          <table:table-cell office:value-type="float" office:value="1.09602629656684">
            <text:p>1.0960262966</text:p>
          </table:table-cell>
          <table:table-cell office:value-type="float" office:value="0">
            <text:p>0</text:p>
          </table:table-cell>
          <table:table-cell office:value-type="float" office:value="33.6164472488643">
            <text:p>33.6164472489</text:p>
          </table:table-cell>
          <table:table-cell office:value-type="float" office:value="25.9914788709004">
            <text:p>25.991478870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1034">
            <text:p>1034</text:p>
          </table:table-cell>
          <table:table-cell office:value-type="float" office:value="2619">
            <text:p>2619</text:p>
          </table:table-cell>
          <table:table-cell office:value-type="float" office:value="6570">
            <text:p>6570</text:p>
          </table:table-cell>
          <table:table-cell office:value-type="float" office:value="0.875">
            <text:p>0.875</text:p>
          </table:table-cell>
          <table:table-cell office:value-type="float" office:value="109.875">
            <text:p>109.875</text:p>
          </table:table-cell>
          <table:table-cell office:value-type="float" office:value="303.75">
            <text:p>303.75</text:p>
          </table:table-cell>
          <table:table-cell office:value-type="float" office:value="0.000846228239845261">
            <text:p>0.0008462282</text:p>
          </table:table-cell>
          <table:table-cell office:value-type="float" office:value="0.0419530355097365">
            <text:p>0.0419530355</text:p>
          </table:table-cell>
          <table:table-cell office:value-type="float" office:value="0.0462328767123288">
            <text:p>0.0462328767</text:p>
          </table:table-cell>
          <table:table-cell office:value-type="float" office:value="1.00296320239984">
            <text:p>1.0029632024</text:p>
          </table:table-cell>
          <table:table-cell office:value-type="float" office:value="1.1502853363735">
            <text:p>1.1502853364</text:p>
          </table:table-cell>
          <table:table-cell office:value-type="float" office:value="1.16600452711578">
            <text:p>1.1660045271</text:p>
          </table:table-cell>
          <table:table-cell office:value-type="float" office:value="0">
            <text:p>0</text:p>
          </table:table-cell>
          <table:table-cell office:value-type="float" office:value="16.8661790204626">
            <text:p>16.8661790205</text:p>
          </table:table-cell>
          <table:table-cell office:value-type="float" office:value="15.3364798515223">
            <text:p>15.336479851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1298">
            <text:p>1298</text:p>
          </table:table-cell>
          <table:table-cell office:value-type="float" office:value="2808">
            <text:p>2808</text:p>
          </table:table-cell>
          <table:table-cell office:value-type="float" office:value="7020">
            <text:p>7020</text:p>
          </table:table-cell>
          <table:table-cell office:value-type="float" office:value="16.5">
            <text:p>16.5</text:p>
          </table:table-cell>
          <table:table-cell office:value-type="float" office:value="162">
            <text:p>162</text:p>
          </table:table-cell>
          <table:table-cell office:value-type="float" office:value="180">
            <text:p>180</text:p>
          </table:table-cell>
          <table:table-cell office:value-type="float" office:value="0.0127118644067797">
            <text:p>0.0127118644</text:p>
          </table:table-cell>
          <table:table-cell office:value-type="float" office:value="0.0576923076923077">
            <text:p>0.0576923077</text:p>
          </table:table-cell>
          <table:table-cell office:value-type="float" office:value="0.0256410256410256">
            <text:p>0.0256410256</text:p>
          </table:table-cell>
          <table:table-cell office:value-type="float" office:value="1.04480824475725">
            <text:p>1.0448082448</text:p>
          </table:table-cell>
          <table:table-cell office:value-type="float" office:value="1.20844674556213">
            <text:p>1.2084467456</text:p>
          </table:table-cell>
          <table:table-cell office:value-type="float" office:value="1.0910322156476">
            <text:p>1.0910322156</text:p>
          </table:table-cell>
          <table:table-cell office:value-type="float" office:value="0">
            <text:p>0</text:p>
          </table:table-cell>
          <table:table-cell office:value-type="float" office:value="12.3578850352118">
            <text:p>12.3578850352</text:p>
          </table:table-cell>
          <table:table-cell office:value-type="float" office:value="27.3778512338058">
            <text:p>27.377851233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968">
            <text:p>968</text:p>
          </table:table-cell>
          <table:table-cell office:value-type="float" office:value="2646">
            <text:p>2646</text:p>
          </table:table-cell>
          <table:table-cell office:value-type="float" office:value="8550">
            <text:p>8550</text:p>
          </table:table-cell>
          <table:table-cell office:value-type="float" office:value="-118.25">
            <text:p>-118.25</text:p>
          </table:table-cell>
          <table:table-cell office:value-type="float" office:value="121.5">
            <text:p>121.5</text:p>
          </table:table-cell>
          <table:table-cell office:value-type="float" office:value="-78.75">
            <text:p>-78.75</text:p>
          </table:table-cell>
          <table:table-cell office:value-type="float" office:value="-0.122159090909091">
            <text:p>-0.1221590909</text:p>
          </table:table-cell>
          <table:table-cell office:value-type="float" office:value="0.0459183673469388">
            <text:p>0.0459183673</text:p>
          </table:table-cell>
          <table:table-cell office:value-type="float" office:value="-0.00921052631578947">
            <text:p>-0.0092105263</text:p>
          </table:table-cell>
          <table:table-cell office:value-type="float" office:value="0.601691955061983">
            <text:p>0.6016919551</text:p>
          </table:table-cell>
          <table:table-cell office:value-type="float" office:value="1.16484693877551">
            <text:p>1.1648469388</text:p>
          </table:table-cell>
          <table:table-cell office:value-type="float" office:value="0.967929432132964">
            <text:p>0.9679294321</text:p>
          </table:table-cell>
          <table:table-cell office:value-type="float" office:value="-5.32003775790851">
            <text:p>-5.3200377579</text:p>
          </table:table-cell>
          <table:table-cell office:value-type="float" office:value="15.4391856875513">
            <text:p>15.4391856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51">
            <text:p>51</text:p>
          </table:table-cell>
          <table:table-cell office:value-type="float" office:value="660">
            <text:p>660</text:p>
          </table:table-cell>
          <table:table-cell office:value-type="float" office:value="2565">
            <text:p>2565</text:p>
          </table:table-cell>
          <table:table-cell office:value-type="float" office:value="8730">
            <text:p>8730</text:p>
          </table:table-cell>
          <table:table-cell office:value-type="float" office:value="-96.25">
            <text:p>-96.25</text:p>
          </table:table-cell>
          <table:table-cell office:value-type="float" office:value="-174.375">
            <text:p>-174.375</text:p>
          </table:table-cell>
          <table:table-cell office:value-type="float" office:value="-146.25">
            <text:p>-146.25</text:p>
          </table:table-cell>
          <table:table-cell office:value-type="float" office:value="-0.145833333333333">
            <text:p>-0.1458333333</text:p>
          </table:table-cell>
          <table:table-cell office:value-type="float" office:value="-0.0679824561403509">
            <text:p>-0.0679824561</text:p>
          </table:table-cell>
          <table:table-cell office:value-type="float" office:value="-0.0167525773195876">
            <text:p>-0.0167525773</text:p>
          </table:table-cell>
          <table:table-cell office:value-type="float" office:value="0.531267361111111">
            <text:p>0.5312673611</text:p>
          </table:table-cell>
          <table:table-cell office:value-type="float" office:value="0.771119767620806">
            <text:p>0.7711197676</text:p>
          </table:table-cell>
          <table:table-cell office:value-type="float" office:value="0.941916051121267">
            <text:p>0.9419160511</text:p>
          </table:table-cell>
          <table:table-cell office:value-type="float" office:value="-4.39733441127869">
            <text:p>-4.3973344113</text:p>
          </table:table-cell>
          <table:table-cell office:value-type="float" office:value="-9.84533150205731">
            <text:p>-9.8453315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462">
            <text:p>462</text:p>
          </table:table-cell>
          <table:table-cell office:value-type="float" office:value="2592">
            <text:p>2592</text:p>
          </table:table-cell>
          <table:table-cell office:value-type="float" office:value="8550">
            <text:p>8550</text:p>
          </table:table-cell>
          <table:table-cell office:value-type="float" office:value="-85.25">
            <text:p>-85.25</text:p>
          </table:table-cell>
          <table:table-cell office:value-type="float" office:value="-117">
            <text:p>-117</text:p>
          </table:table-cell>
          <table:table-cell office:value-type="float" office:value="-191.25">
            <text:p>-191.25</text:p>
          </table:table-cell>
          <table:table-cell office:value-type="float" office:value="-0.18452380952381">
            <text:p>-0.1845238095</text:p>
          </table:table-cell>
          <table:table-cell office:value-type="float" office:value="-0.0451388888888889">
            <text:p>-0.0451388889</text:p>
          </table:table-cell>
          <table:table-cell office:value-type="float" office:value="-0.0223684210526316">
            <text:p>-0.0223684211</text:p>
          </table:table-cell>
          <table:table-cell office:value-type="float" office:value="0.420902777777778">
            <text:p>0.4209027778</text:p>
          </table:table-cell>
          <table:table-cell office:value-type="float" office:value="0.846007426697531">
            <text:p>0.8460074267</text:p>
          </table:table-cell>
          <table:table-cell office:value-type="float" office:value="0.92269120498615">
            <text:p>0.922691205</text:p>
          </table:table-cell>
          <table:table-cell office:value-type="float" office:value="-3.39806257633375">
            <text:p>-3.3980625763</text:p>
          </table:table-cell>
          <table:table-cell office:value-type="float" office:value="-15.0066345013279">
            <text:p>-15.0066345013</text:p>
          </table:table-cell>
          <table:table-cell office:value-type="float" office:value="-30.6398760078472">
            <text:p>-30.639876007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76">
            <text:p>76</text:p>
          </table:table-cell>
          <table:table-cell office:value-type="float" office:value="484">
            <text:p>484</text:p>
          </table:table-cell>
          <table:table-cell office:value-type="float" office:value="2670">
            <text:p>2670</text:p>
          </table:table-cell>
          <table:table-cell office:value-type="float" office:value="8550">
            <text:p>8550</text:p>
          </table:table-cell>
          <table:table-cell office:value-type="float" office:value="-75.25">
            <text:p>-75.25</text:p>
          </table:table-cell>
          <table:table-cell office:value-type="float" office:value="-112.5">
            <text:p>-112.5</text:p>
          </table:table-cell>
          <table:table-cell office:value-type="float" office:value="-78.75">
            <text:p>-78.75</text:p>
          </table:table-cell>
          <table:table-cell office:value-type="float" office:value="-0.15547520661157">
            <text:p>-0.1554752066</text:p>
          </table:table-cell>
          <table:table-cell office:value-type="float" office:value="-0.0421348314606742">
            <text:p>-0.0421348315</text:p>
          </table:table-cell>
          <table:table-cell office:value-type="float" office:value="-0.00921052631578947">
            <text:p>-0.0092105263</text:p>
          </table:table-cell>
          <table:table-cell office:value-type="float" office:value="0.503214955006489">
            <text:p>0.503214955</text:p>
          </table:table-cell>
          <table:table-cell office:value-type="float" office:value="0.85600776417119">
            <text:p>0.8560077642</text:p>
          </table:table-cell>
          <table:table-cell office:value-type="float" office:value="0.967929432132964">
            <text:p>0.9679294321</text:p>
          </table:table-cell>
          <table:table-cell office:value-type="float" office:value="-4.10191929113116">
            <text:p>-4.1019192911</text:p>
          </table:table-cell>
          <table:table-cell office:value-type="float" office:value="-16.1016330071733">
            <text:p>-16.10163300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704">
            <text:p>704</text:p>
          </table:table-cell>
          <table:table-cell office:value-type="float" office:value="2420">
            <text:p>2420</text:p>
          </table:table-cell>
          <table:table-cell office:value-type="float" office:value="8730">
            <text:p>8730</text:p>
          </table:table-cell>
          <table:table-cell office:value-type="float" office:value="-23.625">
            <text:p>-23.625</text:p>
          </table:table-cell>
          <table:table-cell office:value-type="float" office:value="-82.5">
            <text:p>-82.5</text:p>
          </table:table-cell>
          <table:table-cell office:value-type="float" office:value="-146.25">
            <text:p>-146.25</text:p>
          </table:table-cell>
          <table:table-cell office:value-type="float" office:value="-0.0335582386363636">
            <text:p>-0.0335582386</text:p>
          </table:table-cell>
          <table:table-cell office:value-type="float" office:value="-0.0340909090909091">
            <text:p>-0.0340909091</text:p>
          </table:table-cell>
          <table:table-cell office:value-type="float" office:value="-0.0167525773195876">
            <text:p>-0.0167525773</text:p>
          </table:table-cell>
          <table:table-cell office:value-type="float" office:value="0.884753429318263">
            <text:p>0.8847534293</text:p>
          </table:table-cell>
          <table:table-cell office:value-type="float" office:value="0.882959710743802">
            <text:p>0.8829597107</text:p>
          </table:table-cell>
          <table:table-cell office:value-type="float" office:value="0.941916051121267">
            <text:p>0.9419160511</text:p>
          </table:table-cell>
          <table:table-cell office:value-type="float" office:value="-20.3065072686299">
            <text:p>-20.3065072686</text:p>
          </table:table-cell>
          <table:table-cell office:value-type="float" office:value="-19.9837402299236">
            <text:p>-19.98374022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660">
            <text:p>660</text:p>
          </table:table-cell>
          <table:table-cell office:value-type="float" office:value="2310">
            <text:p>2310</text:p>
          </table:table-cell>
          <table:table-cell office:value-type="float" office:value="8550">
            <text:p>8550</text:p>
          </table:table-cell>
          <table:table-cell office:value-type="float" office:value="-96.25">
            <text:p>-96.25</text:p>
          </table:table-cell>
          <table:table-cell office:value-type="float" office:value="35.75">
            <text:p>35.75</text:p>
          </table:table-cell>
          <table:table-cell office:value-type="float" office:value="-191.25">
            <text:p>-191.25</text:p>
          </table:table-cell>
          <table:table-cell office:value-type="float" office:value="-0.145833333333333">
            <text:p>-0.1458333333</text:p>
          </table:table-cell>
          <table:table-cell office:value-type="float" office:value="0.0154761904761905">
            <text:p>0.0154761905</text:p>
          </table:table-cell>
          <table:table-cell office:value-type="float" office:value="-0.0223684210526316">
            <text:p>-0.0223684211</text:p>
          </table:table-cell>
          <table:table-cell office:value-type="float" office:value="0.531267361111111">
            <text:p>0.5312673611</text:p>
          </table:table-cell>
          <table:table-cell office:value-type="float" office:value="1.05463611111111">
            <text:p>1.0546361111</text:p>
          </table:table-cell>
          <table:table-cell office:value-type="float" office:value="0.92269120498615">
            <text:p>0.922691205</text:p>
          </table:table-cell>
          <table:table-cell office:value-type="float" office:value="-4.39733441127869">
            <text:p>-4.3973344113</text:p>
          </table:table-cell>
          <table:table-cell office:value-type="float" office:value="0">
            <text:p>0</text:p>
          </table:table-cell>
          <table:table-cell office:value-type="float" office:value="-30.6398760078472">
            <text:p>-30.63987600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77">
            <text:p>77</text:p>
          </table:table-cell>
          <table:table-cell office:value-type="float" office:value="462">
            <text:p>462</text:p>
          </table:table-cell>
          <table:table-cell office:value-type="float" office:value="2160">
            <text:p>2160</text:p>
          </table:table-cell>
          <table:table-cell office:value-type="float" office:value="8010">
            <text:p>8010</text:p>
          </table:table-cell>
          <table:table-cell office:value-type="float" office:value="-85.25">
            <text:p>-85.25</text:p>
          </table:table-cell>
          <table:table-cell office:value-type="float" office:value="-163.125">
            <text:p>-163.125</text:p>
          </table:table-cell>
          <table:table-cell office:value-type="float" office:value="-337.5">
            <text:p>-337.5</text:p>
          </table:table-cell>
          <table:table-cell office:value-type="float" office:value="-0.18452380952381">
            <text:p>-0.1845238095</text:p>
          </table:table-cell>
          <table:table-cell office:value-type="float" office:value="-0.0755208333333333">
            <text:p>-0.0755208333</text:p>
          </table:table-cell>
          <table:table-cell office:value-type="float" office:value="-0.0421348314606742">
            <text:p>-0.0421348315</text:p>
          </table:table-cell>
          <table:table-cell office:value-type="float" office:value="0.420902777777778">
            <text:p>0.4209027778</text:p>
          </table:table-cell>
          <table:table-cell office:value-type="float" office:value="0.746855740017361">
            <text:p>0.74685574</text:p>
          </table:table-cell>
          <table:table-cell office:value-type="float" office:value="0.85600776417119">
            <text:p>0.8560077642</text:p>
          </table:table-cell>
          <table:table-cell office:value-type="float" office:value="-3.39806257633375">
            <text:p>-3.3980625763</text:p>
          </table:table-cell>
          <table:table-cell office:value-type="float" office:value="-8.82711584329853">
            <text:p>-8.8271158433</text:p>
          </table:table-cell>
          <table:table-cell office:value-type="float" office:value="-16.1016330071733">
            <text:p>-16.101633007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484">
            <text:p>484</text:p>
          </table:table-cell>
          <table:table-cell office:value-type="float" office:value="1980">
            <text:p>1980</text:p>
          </table:table-cell>
          <table:table-cell office:value-type="float" office:value="6300">
            <text:p>6300</text:p>
          </table:table-cell>
          <table:table-cell office:value-type="float" office:value="-73.875">
            <text:p>-73.875</text:p>
          </table:table-cell>
          <table:table-cell office:value-type="float" office:value="-302.125">
            <text:p>-302.125</text:p>
          </table:table-cell>
          <table:table-cell office:value-type="float" office:value="-416.25">
            <text:p>-416.25</text:p>
          </table:table-cell>
          <table:table-cell office:value-type="float" office:value="-0.152634297520661">
            <text:p>-0.1526342975</text:p>
          </table:table-cell>
          <table:table-cell office:value-type="float" office:value="-0.152588383838384">
            <text:p>-0.1525883838</text:p>
          </table:table-cell>
          <table:table-cell office:value-type="float" office:value="-0.0660714285714286">
            <text:p>-0.0660714286</text:p>
          </table:table-cell>
          <table:table-cell office:value-type="float" office:value="0.511442527085752">
            <text:p>0.5114425271</text:p>
          </table:table-cell>
          <table:table-cell office:value-type="float" office:value="0.51157575773518">
            <text:p>0.5115757577</text:p>
          </table:table-cell>
          <table:table-cell office:value-type="float" office:value="0.77730625">
            <text:p>0.77730625</text:p>
          </table:table-cell>
          <table:table-cell office:value-type="float" office:value="-4.18509225452226">
            <text:p>-4.1850922545</text:p>
          </table:table-cell>
          <table:table-cell office:value-type="float" office:value="-4.18646183068304">
            <text:p>-4.1864618307</text:p>
          </table:table-cell>
          <table:table-cell office:value-type="float" office:value="-10.1403546053818">
            <text:p>-10.140354605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95">
            <text:p>95</text:p>
          </table:table-cell>
          <table:table-cell office:value-type="float" office:value="704">
            <text:p>704</text:p>
          </table:table-cell>
          <table:table-cell office:value-type="float" office:value="1881">
            <text:p>1881</text:p>
          </table:table-cell>
          <table:table-cell office:value-type="float" office:value="5940">
            <text:p>5940</text:p>
          </table:table-cell>
          <table:table-cell office:value-type="float" office:value="-23.75">
            <text:p>-23.75</text:p>
          </table:table-cell>
          <table:table-cell office:value-type="float" office:value="-32.25">
            <text:p>-32.25</text:p>
          </table:table-cell>
          <table:table-cell office:value-type="float" office:value="-101.75">
            <text:p>-101.75</text:p>
          </table:table-cell>
          <table:table-cell office:value-type="float" office:value="-0.0337357954545455">
            <text:p>-0.0337357955</text:p>
          </table:table-cell>
          <table:table-cell office:value-type="float" office:value="-0.0171451355661882">
            <text:p>-0.0171451356</text:p>
          </table:table-cell>
          <table:table-cell office:value-type="float" office:value="-0.0171296296296296">
            <text:p>-0.0171296296</text:p>
          </table:table-cell>
          <table:table-cell office:value-type="float" office:value="0.884155399543195">
            <text:p>0.8841553995</text:p>
          </table:table-cell>
          <table:table-cell office:value-type="float" office:value="0.940568178638564">
            <text:p>0.9405681786</text:p>
          </table:table-cell>
          <table:table-cell office:value-type="float" office:value="0.940621407750343">
            <text:p>0.9406214078</text:p>
          </table:table-cell>
          <table:table-cell office:value-type="float" office:value="-20.197785853478">
            <text:p>-20.19778585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756">
            <text:p>756</text:p>
          </table:table-cell>
          <table:table-cell office:value-type="float" office:value="2036">
            <text:p>2036</text:p>
          </table:table-cell>
          <table:table-cell office:value-type="float" office:value="6300">
            <text:p>6300</text:p>
          </table:table-cell>
          <table:table-cell office:value-type="float" office:value="-139.5">
            <text:p>-139.5</text:p>
          </table:table-cell>
          <table:table-cell office:value-type="float" office:value="81.25">
            <text:p>81.25</text:p>
          </table:table-cell>
          <table:table-cell office:value-type="float" office:value="46.875">
            <text:p>46.875</text:p>
          </table:table-cell>
          <table:table-cell office:value-type="float" office:value="-0.18452380952381">
            <text:p>-0.1845238095</text:p>
          </table:table-cell>
          <table:table-cell office:value-type="float" office:value="0.0399066797642436">
            <text:p>0.0399066798</text:p>
          </table:table-cell>
          <table:table-cell office:value-type="float" office:value="0.00744047619047619">
            <text:p>0.0074404762</text:p>
          </table:table-cell>
          <table:table-cell office:value-type="float" office:value="0.420902777777778">
            <text:p>0.4209027778</text:p>
          </table:table-cell>
          <table:table-cell office:value-type="float" office:value="1.14279476363087">
            <text:p>1.1427947636</text:p>
          </table:table-cell>
          <table:table-cell office:value-type="float" office:value="1.02615017361111">
            <text:p>1.0261501736</text:p>
          </table:table-cell>
          <table:table-cell office:value-type="float" office:value="-3.39806257633375">
            <text:p>-3.3980625763</text:p>
          </table:table-cell>
          <table:table-cell office:value-type="float" office:value="17.7135153185859">
            <text:p>17.71351531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5">
            <text:p>75</text:p>
          </table:table-cell>
          <table:table-cell office:value-type="float" office:value="129">
            <text:p>129</text:p>
          </table:table-cell>
          <table:table-cell office:value-type="float" office:value="792">
            <text:p>792</text:p>
          </table:table-cell>
          <table:table-cell office:value-type="float" office:value="2337">
            <text:p>2337</text:p>
          </table:table-cell>
          <table:table-cell office:value-type="float" office:value="6240">
            <text:p>6240</text:p>
          </table:table-cell>
          <table:table-cell office:value-type="float" office:value="-118.75">
            <text:p>-118.75</text:p>
          </table:table-cell>
          <table:table-cell office:value-type="float" office:value="61.5">
            <text:p>61.5</text:p>
          </table:table-cell>
          <table:table-cell office:value-type="float" office:value="103.625">
            <text:p>103.625</text:p>
          </table:table-cell>
          <table:table-cell office:value-type="float" office:value="-0.149936868686869">
            <text:p>-0.1499368687</text:p>
          </table:table-cell>
          <table:table-cell office:value-type="float" office:value="0.0263157894736842">
            <text:p>0.0263157895</text:p>
          </table:table-cell>
          <table:table-cell office:value-type="float" office:value="0.0166065705128205">
            <text:p>0.0166065705</text:p>
          </table:table-cell>
          <table:table-cell office:value-type="float" office:value="0.519283846195541">
            <text:p>0.5192838462</text:p>
          </table:table-cell>
          <table:table-cell office:value-type="float" office:value="1.09346260387812">
            <text:p>1.0934626039</text:p>
          </table:table-cell>
          <table:table-cell office:value-type="float" office:value="1.0586635220359">
            <text:p>1.058663522</text:p>
          </table:table-cell>
          <table:table-cell office:value-type="float" office:value="-4.26697424240546">
            <text:p>-4.2669742424</text:p>
          </table:table-cell>
          <table:table-cell office:value-type="float" office:value="26.6846660654999">
            <text:p>26.68466606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817">
            <text:p>817</text:p>
          </table:table-cell>
          <table:table-cell office:value-type="float" office:value="2301">
            <text:p>2301</text:p>
          </table:table-cell>
          <table:table-cell office:value-type="float" office:value="6075">
            <text:p>6075</text:p>
          </table:table-cell>
          <table:table-cell office:value-type="float" office:value="38.875">
            <text:p>38.875</text:p>
          </table:table-cell>
          <table:table-cell office:value-type="float" office:value="73.625">
            <text:p>73.625</text:p>
          </table:table-cell>
          <table:table-cell office:value-type="float" office:value="63.25">
            <text:p>63.25</text:p>
          </table:table-cell>
          <table:table-cell office:value-type="float" office:value="0.0475826193390453">
            <text:p>0.0475826193</text:p>
          </table:table-cell>
          <table:table-cell office:value-type="float" office:value="0.0319969578444155">
            <text:p>0.0319969578</text:p>
          </table:table-cell>
          <table:table-cell office:value-type="float" office:value="0.0104115226337449">
            <text:p>0.0104115226</text:p>
          </table:table-cell>
          <table:table-cell office:value-type="float" office:value="1.17097681478646">
            <text:p>1.1709768148</text:p>
          </table:table-cell>
          <table:table-cell office:value-type="float" office:value="1.1139960108656">
            <text:p>1.1139960109</text:p>
          </table:table-cell>
          <table:table-cell office:value-type="float" office:value="1.03665279283307">
            <text:p>1.0366527928</text:p>
          </table:table-cell>
          <table:table-cell office:value-type="float" office:value="14.9111232311804">
            <text:p>14.9111232312</text:p>
          </table:table-cell>
          <table:table-cell office:value-type="float" office:value="22.0076631843694">
            <text:p>22.0076631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95">
            <text:p>95</text:p>
          </table:table-cell>
          <table:table-cell office:value-type="float" office:value="778">
            <text:p>778</text:p>
          </table:table-cell>
          <table:table-cell office:value-type="float" office:value="2310">
            <text:p>2310</text:p>
          </table:table-cell>
          <table:table-cell office:value-type="float" office:value="5940">
            <text:p>5940</text:p>
          </table:table-cell>
          <table:table-cell office:value-type="float" office:value="35.375">
            <text:p>35.375</text:p>
          </table:table-cell>
          <table:table-cell office:value-type="float" office:value="3.57142857142857">
            <text:p>3.5714285714</text:p>
          </table:table-cell>
          <table:table-cell office:value-type="float" office:value="204.375">
            <text:p>204.375</text:p>
          </table:table-cell>
          <table:table-cell office:value-type="float" office:value="0.0454691516709512">
            <text:p>0.0454691517</text:p>
          </table:table-cell>
          <table:table-cell office:value-type="float" office:value="0.0015460729746444">
            <text:p>0.001546073</text:p>
          </table:table-cell>
          <table:table-cell office:value-type="float" office:value="0.0344065656565657">
            <text:p>0.0344065657</text:p>
          </table:table-cell>
          <table:table-cell office:value-type="float" office:value="1.16319422060553">
            <text:p>1.1631942206</text:p>
          </table:table-cell>
          <table:table-cell office:value-type="float" office:value="1.00541594048088">
            <text:p>1.0054159405</text:p>
          </table:table-cell>
          <table:table-cell office:value-type="float" office:value="1.12274325084813">
            <text:p>1.1227432508</text:p>
          </table:table-cell>
          <table:table-cell office:value-type="float" office:value="15.5883446390947">
            <text:p>15.5883446391</text:p>
          </table:table-cell>
          <table:table-cell office:value-type="float" office:value="0">
            <text:p>0</text:p>
          </table:table-cell>
          <table:table-cell office:value-type="float" office:value="20.4904019270212">
            <text:p>20.49040192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4">
            <text:p>4</text:p>
          </table:table-cell>
          <table:table-cell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833">
            <text:p>833</text:p>
          </table:table-cell>
          <table:table-cell office:value-type="float" office:value="2416">
            <text:p>2416</text:p>
          </table:table-cell>
          <table:table-cell office:value-type="float" office:value="6195">
            <text:p>6195</text:p>
          </table:table-cell>
          <table:table-cell office:value-type="float" office:value="15.2857142857143">
            <text:p>15.2857142857</text:p>
          </table:table-cell>
          <table:table-cell office:value-type="float" office:value="141.428571428571">
            <text:p>141.4285714286</text:p>
          </table:table-cell>
          <table:table-cell office:value-type="float" office:value="147.714285714286">
            <text:p>147.7142857143</text:p>
          </table:table-cell>
          <table:table-cell office:value-type="float" office:value="0.0183501972217458">
            <text:p>0.0183501972</text:p>
          </table:table-cell>
          <table:table-cell office:value-type="float" office:value="0.0585383159886471">
            <text:p>0.058538316</text:p>
          </table:table-cell>
          <table:table-cell office:value-type="float" office:value="0.0238441139167531">
            <text:p>0.0238441139</text:p>
          </table:table-cell>
          <table:table-cell office:value-type="float" office:value="1.06488568056274">
            <text:p>1.0648856806</text:p>
          </table:table-cell>
          <table:table-cell office:value-type="float" office:value="1.21160050546029">
            <text:p>1.2116005055</text:p>
          </table:table-cell>
          <table:table-cell office:value-type="float" office:value="1.08456874057485">
            <text:p>1.0845687406</text:p>
          </table:table-cell>
          <table:table-cell office:value-type="float" office:value="0">
            <text:p>0</text:p>
          </table:table-cell>
          <table:table-cell office:value-type="float" office:value="12.1842019897105">
            <text:p>12.1842019897</text:p>
          </table:table-cell>
          <table:table-cell office:value-type="float" office:value="29.4151616883251">
            <text:p>29.415161688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830">
            <text:p>830</text:p>
          </table:table-cell>
          <table:table-cell office:value-type="float" office:value="2357">
            <text:p>2357</text:p>
          </table:table-cell>
          <table:table-cell office:value-type="float" office:value="6250">
            <text:p>6250</text:p>
          </table:table-cell>
          <table:table-cell office:value-type="float" office:value="14.1666666666667">
            <text:p>14.1666666667</text:p>
          </table:table-cell>
          <table:table-cell office:value-type="float" office:value="-20.2">
            <text:p>-20.2</text:p>
          </table:table-cell>
          <table:table-cell office:value-type="float" office:value="0">
            <text:p>0</text:p>
          </table:table-cell>
          <table:table-cell office:value-type="float" office:value="0.0170682730923695">
            <text:p>0.0170682731</text:p>
          </table:table-cell>
          <table:table-cell office:value-type="float" office:value="-0.00857021637675011">
            <text:p>-0.0085702164</text:p>
          </table:table-cell>
          <table:table-cell office:value-type="float" office:value="0">
            <text:p>0</text:p>
          </table:table-cell>
          <table:table-cell office:value-type="float" office:value="1.06030995467815">
            <text:p>1.0603099547</text:p>
          </table:table-cell>
          <table:table-cell office:value-type="float" office:value="0.970148201954513">
            <text:p>0.970148202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97">
            <text:p>97</text:p>
          </table:table-cell>
          <table:table-cell office:value-type="float" office:value="795">
            <text:p>795</text:p>
          </table:table-cell>
          <table:table-cell office:value-type="float" office:value="2313">
            <text:p>2313</text:p>
          </table:table-cell>
          <table:table-cell office:value-type="float" office:value="6305">
            <text:p>630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7672955974843">
            <text:p>0.0427672956</text:p>
          </table:table-cell>
          <table:table-cell table:number-columns-repeated="2" office:value-type="float" office:value="0">
            <text:p>0</text:p>
          </table:table-cell>
          <table:table-cell office:value-type="float" office:value="1.15327045607373">
            <text:p>1.1532704561</text:p>
          </table:table-cell>
          <table:table-cell table:number-columns-repeated="2" office:value-type="float" office:value="1.03">
            <text:p>1.03</text:p>
          </table:table-cell>
          <table:table-cell office:value-type="float" office:value="16.5515667065425">
            <text:p>16.55156670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89">
            <text:p>89</text:p>
          </table:table-cell>
          <table:table-cell office:value-type="float" office:value="782">
            <text:p>782</text:p>
          </table:table-cell>
          <table:table-cell office:value-type="float" office:value="2675">
            <text:p>2675</text:p>
          </table:table-cell>
          <table:table-cell office:value-type="float" office:value="7334">
            <text:p>7334</text:p>
          </table:table-cell>
          <table:table-cell table:number-columns-repeated="2" office:value-type="float" office:value="0">
            <text:p>0</text:p>
          </table:table-cell>
          <table:table-cell office:value-type="float" office:value="387">
            <text:p>38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7679301881647">
            <text:p>0.0527679302</text:p>
          </table:table-cell>
          <table:table-cell office:value-type="float" office:value="0.94">
            <text:p>0.94</text:p>
          </table:table-cell>
          <table:table-cell office:value-type="float" office:value="1.03">
            <text:p>1.03</text:p>
          </table:table-cell>
          <table:table-cell office:value-type="float" office:value="1.19014528639301">
            <text:p>1.1901452864</text:p>
          </table:table-cell>
          <table:table-cell table:number-columns-repeated="2" office:value-type="float" office:value="0">
            <text:p>0</text:p>
          </table:table-cell>
          <table:table-cell office:value-type="float" office:value="13.4793693715444">
            <text:p>13.479369371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90">
            <text:p>90</text:p>
          </table:table-cell>
          <table:table-cell office:value-type="float" office:value="769">
            <text:p>769</text:p>
          </table:table-cell>
          <table:table-cell office:value-type="float" office:value="2695">
            <text:p>2695</text:p>
          </table:table-cell>
          <table:table-cell office:value-type="float" office:value="7646">
            <text:p>7646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21">
            <text:p>1.21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756">
            <text:p>756</text:p>
          </table:table-cell>
          <table:table-cell office:value-type="float" office:value="2778">
            <text:p>2778</text:p>
          </table:table-cell>
          <table:table-cell office:value-type="float" office:value="7971">
            <text:p>7971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4">
            <text:p>1.14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6.25">
            <text:p>16.25</text:p>
          </table:table-cell>
          <table:table-cell office:value-type="float" office:value="654.25">
            <text:p>654.25</text:p>
          </table:table-cell>
          <table:table-cell office:value-type="float" office:value="7451.5">
            <text:p>7451.5</text:p>
          </table:table-cell>
          <table:table-cell office:value-type="float" office:value="11.9025">
            <text:p>11.9025</text:p>
          </table:table-cell>
          <table:table-cell table:number-columns-repeated="3"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105">
            <text:p>105</text:p>
          </table:table-cell>
          <table:table-cell office:value-type="float" office:value="744">
            <text:p>744</text:p>
          </table:table-cell>
          <table:table-cell office:value-type="float" office:value="2891">
            <text:p>2891</text:p>
          </table:table-cell>
          <table:table-cell office:value-type="float" office:value="8310">
            <text:p>8310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4">
            <text:p>1.14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3333333333333">
            <text:p>18.3333333333</text:p>
          </table:table-cell>
          <table:table-cell office:value-type="float" office:value="644">
            <text:p>644</text:p>
          </table:table-cell>
          <table:table-cell office:value-type="float" office:value="7283">
            <text:p>7283</text:p>
          </table:table-cell>
          <table:table-cell office:value-type="float" office:value="12.2766666666667">
            <text:p>12.27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 office:value-type="float" office:value="104">
            <text:p>104</text:p>
          </table:table-cell>
          <table:table-cell office:value-type="float" office:value="732">
            <text:p>732</text:p>
          </table:table-cell>
          <table:table-cell office:value-type="float" office:value="2965">
            <text:p>2965</text:p>
          </table:table-cell>
          <table:table-cell office:value-type="float" office:value="8664">
            <text:p>8664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3">
            <text:p>1.03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18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.03">
            <text:p>1.03</text:p>
          </table:table-cell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3.4">
            <text:p>3.4</text:p>
          </table:table-cell>
          <table:table-cell office:value-type="float" office:value="1007">
            <text:p>1007</text:p>
          </table:table-cell>
          <table:table-cell office:value-type="float" office:value="1427">
            <text:p>1427</text:p>
          </table:table-cell>
          <table:table-cell office:value-type="float" office:value="2002">
            <text:p>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2:23.82</dc:date>
    <dc:creator>Liam Widdess</dc:creator>
    <meta:editing-duration>P2DT3H31M2S</meta:editing-duration>
    <meta:editing-cycles>185</meta:editing-cycles>
    <meta:generator>OpenOffice/4.1.7$Win32 OpenOffice.org_project/417m1$Build-9800</meta:generator>
    <meta:document-statistic meta:table-count="8" meta:cell-count="653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30">
                <text:p>13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2">
                <text:p>20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88">
                <text:p>38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0">
                <text:p>41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500">
                <text:p>50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611">
                <text:p>61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94">
                <text:p>694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32">
                <text:p>732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60">
                <text:p>860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980">
                <text:p>980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94">
                <text:p>1094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23">
                <text:p>1023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306">
                <text:p>1306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34">
                <text:p>634</text:p>
              </table:table-cell>
              <table:table-cell office:value-type="float" office:value="1433">
                <text:p>1433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14">
                <text:p>814</text:p>
              </table:table-cell>
              <table:table-cell office:value-type="float" office:value="1578">
                <text:p>1578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61">
                <text:p>761</text:p>
              </table:table-cell>
              <table:table-cell office:value-type="float" office:value="1562">
                <text:p>1562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20">
                <text:p>920</text:p>
              </table:table-cell>
              <table:table-cell office:value-type="float" office:value="1680">
                <text:p>1680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22">
                <text:p>922</text:p>
              </table:table-cell>
              <table:table-cell office:value-type="float" office:value="1878">
                <text:p>1878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73">
                <text:p>873</text:p>
              </table:table-cell>
              <table:table-cell office:value-type="float" office:value="1622">
                <text:p>1622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032">
                <text:p>1032</text:p>
              </table:table-cell>
              <table:table-cell office:value-type="float" office:value="1817">
                <text:p>1817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44">
                <text:p>1044</text:p>
              </table:table-cell>
              <table:table-cell office:value-type="float" office:value="1944">
                <text:p>1944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900">
                <text:p>900</text:p>
              </table:table-cell>
              <table:table-cell office:value-type="float" office:value="2028">
                <text:p>2028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972">
                <text:p>972</text:p>
              </table:table-cell>
              <table:table-cell office:value-type="float" office:value="2134">
                <text:p>2134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972">
                <text:p>972</text:p>
              </table:table-cell>
              <table:table-cell office:value-type="float" office:value="2050">
                <text:p>205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864">
                <text:p>864</text:p>
              </table:table-cell>
              <table:table-cell office:value-type="float" office:value="2040">
                <text:p>204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224">
                <text:p>1224</text:p>
              </table:table-cell>
              <table:table-cell office:value-type="float" office:value="2278">
                <text:p>2278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166">
                <text:p>1166</text:p>
              </table:table-cell>
              <table:table-cell office:value-type="float" office:value="2278">
                <text:p>2278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34">
                <text:p>1034</text:p>
              </table:table-cell>
              <table:table-cell office:value-type="float" office:value="2295">
                <text:p>2295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276">
                <text:p>1276</text:p>
              </table:table-cell>
              <table:table-cell office:value-type="float" office:value="2420">
                <text:p>2420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364">
                <text:p>1364</text:p>
              </table:table-cell>
              <table:table-cell office:value-type="float" office:value="2835">
                <text:p>2835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166">
                <text:p>1166</text:p>
              </table:table-cell>
              <table:table-cell office:value-type="float" office:value="2700">
                <text:p>2700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34">
                <text:p>1034</text:p>
              </table:table-cell>
              <table:table-cell office:value-type="float" office:value="2619">
                <text:p>2619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298">
                <text:p>1298</text:p>
              </table:table-cell>
              <table:table-cell office:value-type="float" office:value="2808">
                <text:p>2808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968">
                <text:p>968</text:p>
              </table:table-cell>
              <table:table-cell office:value-type="float" office:value="2646">
                <text:p>2646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660">
                <text:p>660</text:p>
              </table:table-cell>
              <table:table-cell office:value-type="float" office:value="2565">
                <text:p>2565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462">
                <text:p>462</text:p>
              </table:table-cell>
              <table:table-cell office:value-type="float" office:value="2592">
                <text:p>2592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84">
                <text:p>484</text:p>
              </table:table-cell>
              <table:table-cell office:value-type="float" office:value="2670">
                <text:p>2670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704">
                <text:p>704</text:p>
              </table:table-cell>
              <table:table-cell office:value-type="float" office:value="2420">
                <text:p>2420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660">
                <text:p>660</text:p>
              </table:table-cell>
              <table:table-cell office:value-type="float" office:value="2310">
                <text:p>2310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462">
                <text:p>462</text:p>
              </table:table-cell>
              <table:table-cell office:value-type="float" office:value="2160">
                <text:p>2160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484">
                <text:p>484</text:p>
              </table:table-cell>
              <table:table-cell office:value-type="float" office:value="1980">
                <text:p>198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04">
                <text:p>704</text:p>
              </table:table-cell>
              <table:table-cell office:value-type="float" office:value="1881">
                <text:p>1881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56">
                <text:p>756</text:p>
              </table:table-cell>
              <table:table-cell office:value-type="float" office:value="2036">
                <text:p>2036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792">
                <text:p>792</text:p>
              </table:table-cell>
              <table:table-cell office:value-type="float" office:value="2337">
                <text:p>2337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817">
                <text:p>817</text:p>
              </table:table-cell>
              <table:table-cell office:value-type="float" office:value="2301">
                <text:p>2301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78">
                <text:p>778</text:p>
              </table:table-cell>
              <table:table-cell office:value-type="float" office:value="2310">
                <text:p>231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833">
                <text:p>833</text:p>
              </table:table-cell>
              <table:table-cell office:value-type="float" office:value="2416">
                <text:p>2416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830">
                <text:p>830</text:p>
              </table:table-cell>
              <table:table-cell office:value-type="float" office:value="2357">
                <text:p>2357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95">
                <text:p>795</text:p>
              </table:table-cell>
              <table:table-cell office:value-type="float" office:value="2313">
                <text:p>2313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82">
                <text:p>782</text:p>
              </table:table-cell>
              <table:table-cell office:value-type="float" office:value="2675">
                <text:p>2675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769">
                <text:p>769</text:p>
              </table:table-cell>
              <table:table-cell office:value-type="float" office:value="2695">
                <text:p>2695</text:p>
              </table:table-cell>
              <table:table-cell office:value-type="float" office:value="7646">
                <text:p>764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756">
                <text:p>756</text:p>
              </table:table-cell>
              <table:table-cell office:value-type="float" office:value="2778">
                <text:p>2778</text:p>
              </table:table-cell>
              <table:table-cell office:value-type="float" office:value="7971">
                <text:p>797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44">
                <text:p>744</text:p>
              </table:table-cell>
              <table:table-cell office:value-type="float" office:value="2891">
                <text:p>2891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32">
                <text:p>732</text:p>
              </table:table-cell>
              <table:table-cell office:value-type="float" office:value="2965">
                <text:p>2965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79cm" svg:width="31.002cm" svg:height="12.734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4.25">
                <text:p>654.2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3cm" svg:y="1.405cm" svg:width="30.869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9025">
                <text:p>11.902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2.2766666666667">
                <text:p>12.27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8cm" svg:y="1.352cm" svg:width="31.32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6271728515625">
                <text:p>1.56271728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03140625">
                <text:p>1.0314062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782015625">
                <text:p>0.97820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9515625">
                <text:p>1.09515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5379552795723">
                <text:p>1.1537955279572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2703905325444">
                <text:p>1.0270390532544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9781204">
                <text:p>1.597812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0.901936130401235">
                <text:p>0.90193613040123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711823595726">
                <text:p>1.80711823595726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7475215029425">
                <text:p>1.6747521502942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33167047507705">
                <text:p>1.331670475077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.04277156826294">
                <text:p>2.0427715682629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843606003245">
                <text:p>1.843606003245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83024">
                <text:p>1.135830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20387586018467">
                <text:p>1.20387586018467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52238216334535">
                <text:p>1.52238216334535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36322493953238">
                <text:p>1.3632249395323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14568820984316">
                <text:p>1.1456882098431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01342155612245">
                <text:p>1.01342155612245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34071444416779">
                <text:p>1.3407144441677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27269063733542">
                <text:p>1.2726906373354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31530225235631">
                <text:p>1.3153022523563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4014211300864">
                <text:p>1.7401421130086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7629099660895">
                <text:p>1.27629099660895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4533691088447">
                <text:p>1.2453369108844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12479275173611">
                <text:p>1.12479275173611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0.799978156355582">
                <text:p>0.79997815635558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265629062323">
                <text:p>1.2226562906232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19575118775952">
                <text:p>1.1957511877595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5979167262041">
                <text:p>1.2597916726204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047739438784">
                <text:p>1.204773943878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1606673187005">
                <text:p>1.11606673187005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0169439158239">
                <text:p>1.10169439158239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33824881055363">
                <text:p>1.3382488105536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42305687174281">
                <text:p>1.4230568717428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2197329583426">
                <text:p>1.3219732958342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33352100153787">
                <text:p>1.3335210015378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04699064655761">
                <text:p>1.0469906465576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05338038789819">
                <text:p>1.0533803878981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07376736111111">
                <text:p>1.0737673611111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502853363735">
                <text:p>1.150285336373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0844674556213">
                <text:p>1.2084467455621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6484693877551">
                <text:p>1.1648469387755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771119767620806">
                <text:p>0.77111976762080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846007426697531">
                <text:p>0.84600742669753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85600776417119">
                <text:p>0.85600776417119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5463611111111">
                <text:p>1.0546361111111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746855740017361">
                <text:p>0.7468557400173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51157575773518">
                <text:p>0.5115757577351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940568178638564">
                <text:p>0.94056817863856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4279476363087">
                <text:p>1.1427947636308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9346260387812">
                <text:p>1.0934626038781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139960108656">
                <text:p>1.113996010865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00541594048088">
                <text:p>1.0054159404808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1160050546029">
                <text:p>1.2116005054602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0.970148201954513">
                <text:p>0.97014820195451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451.5">
                <text:p>7451.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283">
                <text:p>7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